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951in" text:min-label-width="0.25in" text:list-level-position-and-space-mode="label-alignment">
          <style:list-level-label-alignment text:label-followed-by="listtab" fo:margin-left="0.6451in" fo:text-indent="-0.25in"/>
        </style:list-level-properties>
      </text:list-level-style-number>
      <text:list-level-style-number text:level="2" style:num-suffix="." style:num-format="1">
        <style:list-level-properties text:space-before="0.6451in" text:min-label-width="0.25in" text:list-level-position-and-space-mode="label-alignment">
          <style:list-level-label-alignment text:label-followed-by="listtab" fo:margin-left="0.8951in" fo:text-indent="-0.25in"/>
        </style:list-level-properties>
      </text:list-level-style-number>
      <text:list-level-style-number text:level="3" style:num-suffix="." style:num-format="1">
        <style:list-level-properties text:space-before="0.8951in" text:min-label-width="0.25in" text:list-level-position-and-space-mode="label-alignment">
          <style:list-level-label-alignment text:label-followed-by="listtab" fo:margin-left="1.1451in" fo:text-indent="-0.25in"/>
        </style:list-level-properties>
      </text:list-level-style-number>
      <text:list-level-style-number text:level="4" style:num-suffix="." style:num-format="1">
        <style:list-level-properties text:space-before="1.1451in" text:min-label-width="0.25in" text:list-level-position-and-space-mode="label-alignment">
          <style:list-level-label-alignment text:label-followed-by="listtab" fo:margin-left="1.3951in" fo:text-indent="-0.25in"/>
        </style:list-level-properties>
      </text:list-level-style-number>
      <text:list-level-style-number text:level="5" style:num-suffix="." style:num-format="1">
        <style:list-level-properties text:space-before="1.3951in" text:min-label-width="0.25in" text:list-level-position-and-space-mode="label-alignment">
          <style:list-level-label-alignment text:label-followed-by="listtab" fo:margin-left="1.6451in" fo:text-indent="-0.25in"/>
        </style:list-level-properties>
      </text:list-level-style-number>
      <text:list-level-style-number text:level="6" style:num-suffix="." style:num-format="1">
        <style:list-level-properties text:space-before="1.6451in" text:min-label-width="0.25in" text:list-level-position-and-space-mode="label-alignment">
          <style:list-level-label-alignment text:label-followed-by="listtab" fo:margin-left="1.8951in" fo:text-indent="-0.25in"/>
        </style:list-level-properties>
      </text:list-level-style-number>
      <text:list-level-style-number text:level="7" style:num-suffix="." style:num-format="1">
        <style:list-level-properties text:space-before="1.8951in" text:min-label-width="0.25in" text:list-level-position-and-space-mode="label-alignment">
          <style:list-level-label-alignment text:label-followed-by="listtab" fo:margin-left="2.1451in" fo:text-indent="-0.25in"/>
        </style:list-level-properties>
      </text:list-level-style-number>
      <text:list-level-style-number text:level="8" style:num-suffix="." style:num-format="1">
        <style:list-level-properties text:space-before="2.1451in" text:min-label-width="0.25in" text:list-level-position-and-space-mode="label-alignment">
          <style:list-level-label-alignment text:label-followed-by="listtab" fo:margin-left="2.3951in" fo:text-indent="-0.25in"/>
        </style:list-level-properties>
      </text:list-level-style-number>
      <text:list-level-style-number text:level="9" style:num-suffix="." style:num-format="1">
        <style:list-level-properties text:space-before="2.3951in" text:min-label-width="0.25in" text:list-level-position-and-space-mode="label-alignment">
          <style:list-level-label-alignment text:label-followed-by="listtab" fo:margin-left="2.6451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4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5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6" style:parent-style-name="Textbody" style:family="paragraph">
      <style:paragraph-properties fo:text-align="justify" fo:margin-bottom="0in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7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8" style:parent-style-name="Standard" style:family="paragraph">
      <style:paragraph-properties fo:text-align="center" fo:margin-top="0.0034in" fo:margin-bottom="0.1111in" fo:line-height="150%" fo:background-color="#FFFFFF"/>
      <style:text-properties style:font-name="Times New Roman" fo:font-weight="bold" style:font-weight-asian="bold" fo:font-size="20pt" style:font-size-asian="20pt" style:font-size-complex="20pt"/>
    </style:style>
    <style:style style:name="P9" style:parent-style-name="Standard" style:family="paragraph">
      <style:paragraph-properties fo:text-align="center" fo:margin-top="0.0034in" fo:margin-bottom="0.1111in" fo:line-height="150%" fo:background-color="#FFFFFF"/>
    </style:style>
    <style:style style:name="T10" style:parent-style-name="Основнойшрифтабзаца" style:family="text">
      <style:text-properties style:font-name="Times New Roman"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2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3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9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0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2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3" style:parent-style-name="Standard" style:family="paragraph">
      <style:paragraph-properties fo:text-align="justify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P24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5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6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7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8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language="en" fo:country="US"/>
    </style:style>
    <style:style style:name="P31" style:parent-style-name="Обычный" style:family="paragraph">
      <style:text-properties fo:language="en" fo:country="US" style:language-asian="ru" style:country-asian="RU" style:language-complex="ar" style:country-complex="SA"/>
    </style:style>
    <style:style style:name="P3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3" style:parent-style-name="Гиперссылка" style:family="text">
      <style:text-properties fo:font-weight="bold" style:font-weight-asian="bold"/>
    </style:style>
    <style:style style:name="P3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5" style:parent-style-name="Гиперссылка" style:family="text">
      <style:text-properties fo:font-weight="bold" style:font-weight-asian="bold"/>
    </style:style>
    <style:style style:name="P3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7" style:parent-style-name="Гиперссылка" style:family="text">
      <style:text-properties fo:font-weight="bold" style:font-weight-asian="bold" fo:text-transform="uppercase" fo:letter-spacing="0.0138in"/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9" style:parent-style-name="Гиперссылка" style:family="text">
      <style:text-properties fo:font-weight="bold" style:font-weight-asian="bold" fo:text-transform="uppercase" fo:letter-spacing="0.0138in"/>
    </style:style>
    <style:style style:name="T40" style:parent-style-name="Гиперссылка" style:family="text">
      <style:text-properties fo:font-weight="bold" style:font-weight-asian="bold" fo:text-transform="uppercase" fo:letter-spacing="0.0138in" fo:language="en" fo:country="US"/>
    </style:style>
    <style:style style:name="T41" style:parent-style-name="Гиперссылка" style:family="text">
      <style:text-properties fo:font-weight="bold" style:font-weight-asian="bold" fo:text-transform="uppercase" fo:letter-spacing="0.0138in"/>
    </style:style>
    <style:style style:name="P4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3" style:parent-style-name="Гиперссылка" style:family="text">
      <style:text-properties fo:font-weight="bold" style:font-weight-asian="bold" fo:text-transform="uppercase" fo:letter-spacing="0.0138in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5" style:parent-style-name="Гиперссылка" style:family="text">
      <style:text-properties fo:font-weight="bold" style:font-weight-asian="bold" fo:text-transform="uppercase" fo:letter-spacing="0.0138in"/>
    </style:style>
    <style:style style:name="P46" style:parent-style-name="Обычныйвеб" style:family="paragraph">
      <style:paragraph-properties fo:text-align="justify" fo:margin-top="0in" fo:margin-bottom="0in" fo:line-height="150%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/>
    </style:style>
    <style:style style:name="P49" style:parent-style-name="Textbody" style:family="paragraph">
      <style:paragraph-properties fo:margin-bottom="0in" fo:line-height="15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1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/>
    </style:style>
    <style:style style:name="P52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en" fo:country="US"/>
    </style:style>
    <style:style style:name="P53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en" fo:country="US"/>
    </style:style>
    <style:style style:name="P54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en" fo:country="US"/>
    </style:style>
    <style:style style:name="P55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en" fo:country="US"/>
    </style:style>
    <style:style style:name="P56" style:parent-style-name="Textbody" style:family="paragraph">
      <style:paragraph-properties fo:margin-bottom="0in" fo:line-height="150%"/>
      <style:text-properties style:font-name="Times New Roman" fo:font-size="14pt" style:font-size-asian="14pt" style:font-size-complex="14pt" fo:language="en" fo:country="US"/>
    </style:style>
    <style:style style:name="P57" style:parent-style-name="Заголовок1" style:family="paragraph">
      <style:paragraph-properties fo:line-height="150%"/>
    </style:style>
    <style:style style:name="P58" style:parent-style-name="Textbody" style:family="paragraph">
      <style:paragraph-properties fo:text-align="justify" fo:margin-bottom="0in" fo:line-height="150%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Textbody" style:family="paragraph">
      <style:paragraph-properties fo:text-align="justify" fo:margin-bottom="0in" fo:line-height="150%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" style:parent-style-name="Textbody" style:family="paragraph">
      <style:paragraph-properties fo:text-align="justify" fo:margin-bottom="0in" fo:line-height="150%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Абзацсписка" style:family="paragraph">
      <style:paragraph-properties fo:text-align="justify" fo:margin-bottom="0in" fo:line-height="150%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9" style:parent-style-name="Абзацсписка" style:family="paragraph">
      <style:paragraph-properties fo:text-align="justify" fo:margin-bottom="0in" fo:line-height="150%" fo:margin-left="0in">
        <style:tab-stops/>
      </style:paragraph-properties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" style:parent-style-name="Заголовок1" style:family="paragraph">
      <style:paragraph-properties fo:line-height="150%"/>
    </style:style>
    <style:style style:name="T72" style:parent-style-name="Заголовок1Знак0" style:family="text">
      <style:text-properties fo:language="en" fo:country="US"/>
    </style:style>
    <style:style style:name="P73" style:parent-style-name="Textbody" style:family="paragraph">
      <style:paragraph-properties fo:line-height="100%"/>
      <style:text-properties style:font-name="Times New Roman" fo:font-size="14pt" style:font-size-asian="14pt" style:font-size-complex="14pt" fo:language="en" fo:country="US"/>
    </style:style>
    <style:style style:name="P7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7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1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22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3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6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14" style:parent-style-name="Textbody" style:family="paragraph">
      <style:paragraph-properties fo:line-height="100%"/>
      <style:text-properties style:font-name="Times New Roman" fo:font-size="14pt" style:font-size-asian="14pt" style:font-size-complex="14pt" fo:language="en" fo:country="US"/>
    </style:style>
    <style:style style:name="P315" style:parent-style-name="СтандартныйHTML" style:family="paragraph">
      <style:text-properties fo:color="#000000" fo:language="en" fo:country="US"/>
    </style:style>
    <style:style style:name="P316" style:parent-style-name="СтандартныйHTML" style:family="paragraph">
      <style:text-properties fo:color="#000000" fo:language="en" fo:country="US"/>
    </style:style>
    <style:style style:name="P317" style:parent-style-name="СтандартныйHTML" style:family="paragraph">
      <style:text-properties fo:color="#000000" fo:language="en" fo:country="US"/>
    </style:style>
    <style:style style:name="P318" style:parent-style-name="СтандартныйHTML" style:family="paragraph">
      <style:text-properties fo:color="#000000" fo:language="en" fo:country="US"/>
    </style:style>
    <style:style style:name="P319" style:parent-style-name="СтандартныйHTML" style:family="paragraph">
      <style:text-properties fo:color="#000000" fo:language="en" fo:country="US"/>
    </style:style>
    <style:style style:name="P320" style:parent-style-name="СтандартныйHTML" style:family="paragraph">
      <style:text-properties fo:color="#000000" fo:language="en" fo:country="US"/>
    </style:style>
    <style:style style:name="P321" style:parent-style-name="СтандартныйHTML" style:family="paragraph">
      <style:text-properties fo:color="#000000" fo:language="en" fo:country="US"/>
    </style:style>
    <style:style style:name="P322" style:parent-style-name="СтандартныйHTML" style:family="paragraph">
      <style:text-properties fo:color="#000000" fo:language="en" fo:country="US"/>
    </style:style>
    <style:style style:name="P323" style:parent-style-name="СтандартныйHTML" style:family="paragraph">
      <style:text-properties fo:color="#000000" fo:language="en" fo:country="US"/>
    </style:style>
    <style:style style:name="P324" style:parent-style-name="СтандартныйHTML" style:family="paragraph">
      <style:text-properties fo:color="#000000" fo:language="en" fo:country="US"/>
    </style:style>
    <style:style style:name="P325" style:parent-style-name="СтандартныйHTML" style:family="paragraph">
      <style:text-properties fo:color="#000000" fo:language="en" fo:country="US"/>
    </style:style>
    <style:style style:name="P326" style:parent-style-name="СтандартныйHTML" style:family="paragraph">
      <style:text-properties fo:color="#000000" fo:language="en" fo:country="US"/>
    </style:style>
    <style:style style:name="P327" style:parent-style-name="СтандартныйHTML" style:family="paragraph">
      <style:text-properties fo:color="#000000" fo:language="en" fo:country="US"/>
    </style:style>
    <style:style style:name="P328" style:parent-style-name="СтандартныйHTML" style:family="paragraph">
      <style:text-properties fo:color="#000000" fo:language="en" fo:country="US"/>
    </style:style>
    <style:style style:name="P329" style:parent-style-name="СтандартныйHTML" style:family="paragraph">
      <style:text-properties fo:color="#000000" fo:language="en" fo:country="US"/>
    </style:style>
    <style:style style:name="P330" style:parent-style-name="СтандартныйHTML" style:family="paragraph">
      <style:text-properties fo:color="#000000" fo:language="en" fo:country="US"/>
    </style:style>
    <style:style style:name="P331" style:parent-style-name="Textbody" style:family="paragraph">
      <style:paragraph-properties fo:line-height="100%"/>
      <style:text-properties style:font-name="Times New Roman" fo:font-size="14pt" style:font-size-asian="14pt" style:font-size-complex="14pt" fo:language="en" fo:country="US"/>
    </style:style>
    <style:style style:name="P332" style:parent-style-name="СтандартныйHTML" style:family="paragraph">
      <style:text-properties fo:color="#000000" fo:language="en" fo:country="US"/>
    </style:style>
    <style:style style:name="P333" style:parent-style-name="СтандартныйHTML" style:family="paragraph">
      <style:text-properties fo:color="#000000" fo:language="en" fo:country="US"/>
    </style:style>
    <style:style style:name="P334" style:parent-style-name="СтандартныйHTML" style:family="paragraph">
      <style:text-properties fo:color="#000000" fo:language="en" fo:country="US"/>
    </style:style>
    <style:style style:name="P335" style:parent-style-name="СтандартныйHTML" style:family="paragraph">
      <style:text-properties fo:color="#000000" fo:language="en" fo:country="US"/>
    </style:style>
    <style:style style:name="P336" style:parent-style-name="СтандартныйHTML" style:family="paragraph">
      <style:text-properties fo:color="#000000" fo:language="en" fo:country="US"/>
    </style:style>
    <style:style style:name="P337" style:parent-style-name="СтандартныйHTML" style:family="paragraph">
      <style:text-properties fo:color="#000000" fo:language="en" fo:country="US"/>
    </style:style>
    <style:style style:name="P338" style:parent-style-name="СтандартныйHTML" style:family="paragraph">
      <style:text-properties fo:color="#000000" fo:language="en" fo:country="US"/>
    </style:style>
    <style:style style:name="P339" style:parent-style-name="СтандартныйHTML" style:family="paragraph">
      <style:text-properties fo:color="#000000" fo:language="en" fo:country="US"/>
    </style:style>
    <style:style style:name="P340" style:parent-style-name="СтандартныйHTML" style:family="paragraph">
      <style:text-properties fo:color="#000000" fo:language="en" fo:country="US"/>
    </style:style>
    <style:style style:name="P341" style:parent-style-name="СтандартныйHTML" style:family="paragraph">
      <style:text-properties fo:color="#000000"/>
    </style:style>
    <style:style style:name="T342" style:parent-style-name="Основнойшрифтабзаца" style:family="text">
      <style:text-properties fo:color="#000000"/>
    </style:style>
    <style:style style:name="T343" style:parent-style-name="Основнойшрифтабзаца" style:family="text">
      <style:text-properties fo:color="#000000" fo:language="en" fo:country="US"/>
    </style:style>
    <style:style style:name="P344" style:parent-style-name="СтандартныйHTML" style:family="paragraph">
      <style:text-properties fo:color="#000000" fo:language="en" fo:country="US"/>
    </style:style>
    <style:style style:name="P345" style:parent-style-name="СтандартныйHTML" style:family="paragraph">
      <style:text-properties fo:color="#000000" fo:language="en" fo:country="US"/>
    </style:style>
    <style:style style:name="P346" style:parent-style-name="СтандартныйHTML" style:family="paragraph">
      <style:text-properties fo:color="#000000" fo:language="en" fo:country="US"/>
    </style:style>
    <style:style style:name="P347" style:parent-style-name="СтандартныйHTML" style:family="paragraph">
      <style:text-properties fo:color="#000000" fo:language="en" fo:country="US"/>
    </style:style>
    <style:style style:name="P348" style:parent-style-name="СтандартныйHTML" style:family="paragraph">
      <style:text-properties fo:color="#000000" fo:language="en" fo:country="US"/>
    </style:style>
    <style:style style:name="P349" style:parent-style-name="СтандартныйHTML" style:family="paragraph">
      <style:text-properties fo:color="#000000" fo:language="en" fo:country="US"/>
    </style:style>
    <style:style style:name="P350" style:parent-style-name="СтандартныйHTML" style:family="paragraph">
      <style:text-properties fo:color="#000000" fo:language="en" fo:country="US"/>
    </style:style>
    <style:style style:name="P351" style:parent-style-name="СтандартныйHTML" style:family="paragraph">
      <style:text-properties fo:color="#000000" fo:language="en" fo:country="US"/>
    </style:style>
    <style:style style:name="P352" style:parent-style-name="СтандартныйHTML" style:family="paragraph">
      <style:text-properties fo:color="#000000" fo:language="en" fo:country="US"/>
    </style:style>
    <style:style style:name="P353" style:parent-style-name="СтандартныйHTML" style:family="paragraph">
      <style:text-properties fo:color="#000000" fo:language="en" fo:country="US"/>
    </style:style>
    <style:style style:name="P354" style:parent-style-name="СтандартныйHTML" style:family="paragraph">
      <style:text-properties fo:color="#000000" fo:language="en" fo:country="US"/>
    </style:style>
    <style:style style:name="P355" style:parent-style-name="СтандартныйHTML" style:family="paragraph">
      <style:text-properties fo:color="#000000" fo:language="en" fo:country="US"/>
    </style:style>
    <style:style style:name="P356" style:parent-style-name="СтандартныйHTML" style:family="paragraph">
      <style:text-properties fo:color="#000000" fo:language="en" fo:country="US"/>
    </style:style>
    <style:style style:name="P357" style:parent-style-name="СтандартныйHTML" style:family="paragraph">
      <style:text-properties fo:color="#000000" fo:language="en" fo:country="US"/>
    </style:style>
    <style:style style:name="P358" style:parent-style-name="СтандартныйHTML" style:family="paragraph">
      <style:text-properties fo:color="#000000" fo:language="en" fo:country="US"/>
    </style:style>
    <style:style style:name="P359" style:parent-style-name="СтандартныйHTML" style:family="paragraph">
      <style:text-properties fo:color="#000000" fo:language="en" fo:country="US"/>
    </style:style>
    <style:style style:name="P360" style:parent-style-name="СтандартныйHTML" style:family="paragraph">
      <style:text-properties fo:color="#000000" fo:language="en" fo:country="US"/>
    </style:style>
    <style:style style:name="P361" style:parent-style-name="СтандартныйHTML" style:family="paragraph">
      <style:text-properties fo:color="#000000" fo:language="en" fo:country="US"/>
    </style:style>
    <style:style style:name="P362" style:parent-style-name="СтандартныйHTML" style:family="paragraph">
      <style:text-properties fo:color="#000000" fo:language="en" fo:country="US"/>
    </style:style>
    <style:style style:name="P363" style:parent-style-name="СтандартныйHTML" style:family="paragraph">
      <style:text-properties fo:color="#000000" fo:language="en" fo:country="US"/>
    </style:style>
    <style:style style:name="P364" style:parent-style-name="СтандартныйHTML" style:family="paragraph">
      <style:text-properties fo:color="#000000" fo:language="en" fo:country="US"/>
    </style:style>
    <style:style style:name="P365" style:parent-style-name="СтандартныйHTML" style:family="paragraph">
      <style:text-properties fo:color="#000000" fo:language="en" fo:country="US"/>
    </style:style>
    <style:style style:name="P366" style:parent-style-name="СтандартныйHTML" style:family="paragraph">
      <style:text-properties fo:color="#000000" fo:language="en" fo:country="US"/>
    </style:style>
    <style:style style:name="P367" style:parent-style-name="СтандартныйHTML" style:family="paragraph">
      <style:text-properties fo:color="#000000" fo:language="en" fo:country="US"/>
    </style:style>
    <style:style style:name="P368" style:parent-style-name="СтандартныйHTML" style:family="paragraph">
      <style:text-properties fo:color="#000000" fo:language="en" fo:country="US"/>
    </style:style>
    <style:style style:name="P369" style:parent-style-name="СтандартныйHTML" style:family="paragraph">
      <style:text-properties fo:color="#000000" fo:language="en" fo:country="US"/>
    </style:style>
    <style:style style:name="P370" style:parent-style-name="СтандартныйHTML" style:family="paragraph">
      <style:text-properties fo:color="#000000" fo:language="en" fo:country="US"/>
    </style:style>
    <style:style style:name="P371" style:parent-style-name="СтандартныйHTML" style:family="paragraph">
      <style:text-properties fo:color="#000000" fo:language="en" fo:country="US"/>
    </style:style>
    <style:style style:name="P372" style:parent-style-name="СтандартныйHTML" style:family="paragraph">
      <style:text-properties fo:color="#000000" fo:language="en" fo:country="US"/>
    </style:style>
    <style:style style:name="P373" style:parent-style-name="СтандартныйHTML" style:family="paragraph">
      <style:text-properties fo:color="#000000" fo:language="en" fo:country="US"/>
    </style:style>
    <style:style style:name="P374" style:parent-style-name="СтандартныйHTML" style:family="paragraph">
      <style:text-properties fo:color="#000000" fo:language="en" fo:country="US"/>
    </style:style>
    <style:style style:name="P375" style:parent-style-name="СтандартныйHTML" style:family="paragraph">
      <style:text-properties fo:color="#000000" fo:language="en" fo:country="US"/>
    </style:style>
    <style:style style:name="P376" style:parent-style-name="СтандартныйHTML" style:family="paragraph">
      <style:text-properties fo:color="#000000" fo:language="en" fo:country="US"/>
    </style:style>
    <style:style style:name="P377" style:parent-style-name="СтандартныйHTML" style:family="paragraph">
      <style:text-properties fo:color="#000000" fo:language="en" fo:country="US"/>
    </style:style>
    <style:style style:name="P378" style:parent-style-name="СтандартныйHTML" style:family="paragraph">
      <style:text-properties fo:color="#000000" fo:language="en" fo:country="US"/>
    </style:style>
    <style:style style:name="P379" style:parent-style-name="СтандартныйHTML" style:family="paragraph">
      <style:text-properties fo:color="#000000" fo:language="en" fo:country="US"/>
    </style:style>
    <style:style style:name="P380" style:parent-style-name="СтандартныйHTML" style:family="paragraph">
      <style:text-properties fo:color="#000000" fo:language="en" fo:country="US"/>
    </style:style>
    <style:style style:name="P381" style:parent-style-name="СтандартныйHTML" style:family="paragraph">
      <style:text-properties fo:color="#000000" fo:language="en" fo:country="US"/>
    </style:style>
    <style:style style:name="P382" style:parent-style-name="СтандартныйHTML" style:family="paragraph">
      <style:text-properties fo:color="#000000" fo:language="en" fo:country="US"/>
    </style:style>
    <style:style style:name="T383" style:parent-style-name="Основнойшрифтабзаца" style:family="text">
      <style:text-properties fo:color="#000000" fo:language="en" fo:country="US"/>
    </style:style>
    <style:style style:name="T384" style:parent-style-name="Основнойшрифтабзаца" style:family="text">
      <style:text-properties fo:color="#000000"/>
    </style:style>
    <style:style style:name="T385" style:parent-style-name="Основнойшрифтабзаца" style:family="text">
      <style:text-properties fo:color="#000000"/>
    </style:style>
    <style:style style:name="T386" style:parent-style-name="Основнойшрифтабзаца" style:family="text">
      <style:text-properties fo:color="#000000" fo:language="en" fo:country="US"/>
    </style:style>
    <style:style style:name="T387" style:parent-style-name="Основнойшрифтабзаца" style:family="text">
      <style:text-properties fo:color="#000000" fo:language="en" fo:country="US"/>
    </style:style>
    <style:style style:name="T388" style:parent-style-name="Основнойшрифтабзаца" style:family="text">
      <style:text-properties fo:color="#000000"/>
    </style:style>
    <style:style style:name="T389" style:parent-style-name="Основнойшрифтабзаца" style:family="text">
      <style:text-properties fo:color="#000000"/>
    </style:style>
    <style:style style:name="T390" style:parent-style-name="Основнойшрифтабзаца" style:family="text">
      <style:text-properties fo:color="#000000" fo:language="en" fo:country="US"/>
    </style:style>
    <style:style style:name="P391" style:parent-style-name="СтандартныйHTML" style:family="paragraph">
      <style:text-properties fo:color="#000000" fo:language="en" fo:country="US"/>
    </style:style>
    <style:style style:name="P392" style:parent-style-name="СтандартныйHTML" style:family="paragraph">
      <style:text-properties fo:color="#000000" fo:language="en" fo:country="US"/>
    </style:style>
    <style:style style:name="P393" style:parent-style-name="СтандартныйHTML" style:family="paragraph">
      <style:text-properties fo:color="#000000" fo:language="en" fo:country="US"/>
    </style:style>
    <style:style style:name="P394" style:parent-style-name="СтандартныйHTML" style:family="paragraph">
      <style:text-properties fo:color="#000000" fo:language="en" fo:country="US"/>
    </style:style>
    <style:style style:name="P395" style:parent-style-name="СтандартныйHTML" style:family="paragraph">
      <style:text-properties fo:color="#000000" fo:language="en" fo:country="US"/>
    </style:style>
    <style:style style:name="P396" style:parent-style-name="СтандартныйHTML" style:family="paragraph">
      <style:text-properties fo:color="#000000" fo:language="en" fo:country="US"/>
    </style:style>
    <style:style style:name="T397" style:parent-style-name="Основнойшрифтабзаца" style:family="text">
      <style:text-properties fo:color="#000000" fo:language="en" fo:country="US"/>
    </style:style>
    <style:style style:name="T398" style:parent-style-name="Основнойшрифтабзаца" style:family="text">
      <style:text-properties fo:color="#000000"/>
    </style:style>
    <style:style style:name="P399" style:parent-style-name="СтандартныйHTML" style:family="paragraph">
      <style:text-properties fo:color="#000000"/>
    </style:style>
    <style:style style:name="T400" style:parent-style-name="Основнойшрифтабзаца" style:family="text">
      <style:text-properties fo:color="#000000"/>
    </style:style>
    <style:style style:name="T401" style:parent-style-name="Основнойшрифтабзаца" style:family="text">
      <style:text-properties fo:color="#000000" fo:language="en" fo:country="US"/>
    </style:style>
    <style:style style:name="T402" style:parent-style-name="Основнойшрифтабзаца" style:family="text">
      <style:text-properties fo:color="#000000" fo:language="en" fo:country="US"/>
    </style:style>
    <style:style style:name="T403" style:parent-style-name="Основнойшрифтабзаца" style:family="text">
      <style:text-properties fo:color="#000000"/>
    </style:style>
    <style:style style:name="T404" style:parent-style-name="Основнойшрифтабзаца" style:family="text">
      <style:text-properties fo:color="#000000"/>
    </style:style>
    <style:style style:name="T405" style:parent-style-name="Основнойшрифтабзаца" style:family="text">
      <style:text-properties fo:color="#000000" fo:language="en" fo:country="US"/>
    </style:style>
    <style:style style:name="P406" style:parent-style-name="СтандартныйHTML" style:family="paragraph">
      <style:text-properties fo:color="#000000" fo:language="en" fo:country="US"/>
    </style:style>
    <style:style style:name="P407" style:parent-style-name="СтандартныйHTML" style:family="paragraph">
      <style:text-properties fo:color="#000000" fo:language="en" fo:country="US"/>
    </style:style>
    <style:style style:name="P408" style:parent-style-name="СтандартныйHTML" style:family="paragraph">
      <style:text-properties fo:color="#000000" fo:language="en" fo:country="US"/>
    </style:style>
    <style:style style:name="P409" style:parent-style-name="СтандартныйHTML" style:family="paragraph">
      <style:text-properties fo:color="#000000" fo:language="en" fo:country="US"/>
    </style:style>
    <style:style style:name="P410" style:parent-style-name="СтандартныйHTML" style:family="paragraph">
      <style:text-properties fo:color="#000000" fo:language="en" fo:country="US"/>
    </style:style>
    <style:style style:name="P411" style:parent-style-name="СтандартныйHTML" style:family="paragraph">
      <style:text-properties fo:color="#000000" fo:language="en" fo:country="US"/>
    </style:style>
    <style:style style:name="P412" style:parent-style-name="СтандартныйHTML" style:family="paragraph">
      <style:text-properties fo:color="#000000" fo:language="en" fo:country="US"/>
    </style:style>
    <style:style style:name="P413" style:parent-style-name="СтандартныйHTML" style:family="paragraph">
      <style:text-properties fo:color="#000000" fo:language="en" fo:country="US"/>
    </style:style>
    <style:style style:name="P414" style:parent-style-name="СтандартныйHTML" style:family="paragraph">
      <style:text-properties fo:color="#000000" fo:language="en" fo:country="US"/>
    </style:style>
    <style:style style:name="P415" style:parent-style-name="СтандартныйHTML" style:family="paragraph">
      <style:text-properties fo:color="#000000" fo:language="en" fo:country="US"/>
    </style:style>
    <style:style style:name="P416" style:parent-style-name="СтандартныйHTML" style:family="paragraph">
      <style:text-properties fo:color="#000000" fo:language="en" fo:country="US"/>
    </style:style>
    <style:style style:name="P417" style:parent-style-name="СтандартныйHTML" style:family="paragraph">
      <style:text-properties fo:color="#000000" fo:language="en" fo:country="US"/>
    </style:style>
    <style:style style:name="P418" style:parent-style-name="СтандартныйHTML" style:family="paragraph">
      <style:text-properties fo:color="#000000" fo:language="en" fo:country="US"/>
    </style:style>
    <style:style style:name="P419" style:parent-style-name="СтандартныйHTML" style:family="paragraph">
      <style:text-properties fo:color="#000000" fo:language="en" fo:country="US"/>
    </style:style>
    <style:style style:name="P420" style:parent-style-name="СтандартныйHTML" style:family="paragraph">
      <style:text-properties fo:color="#000000" fo:language="en" fo:country="US"/>
    </style:style>
    <style:style style:name="P421" style:parent-style-name="СтандартныйHTML" style:family="paragraph">
      <style:text-properties fo:color="#000000" fo:language="en" fo:country="US"/>
    </style:style>
    <style:style style:name="P422" style:parent-style-name="СтандартныйHTML" style:family="paragraph">
      <style:text-properties fo:color="#000000" fo:language="en" fo:country="US"/>
    </style:style>
    <style:style style:name="P423" style:parent-style-name="СтандартныйHTML" style:family="paragraph">
      <style:text-properties fo:color="#000000" fo:language="en" fo:country="US"/>
    </style:style>
    <style:style style:name="P424" style:parent-style-name="СтандартныйHTML" style:family="paragraph">
      <style:text-properties fo:color="#000000" fo:language="en" fo:country="US"/>
    </style:style>
    <style:style style:name="P425" style:parent-style-name="СтандартныйHTML" style:family="paragraph">
      <style:text-properties fo:color="#000000" fo:language="en" fo:country="US"/>
    </style:style>
    <style:style style:name="P426" style:parent-style-name="СтандартныйHTML" style:family="paragraph">
      <style:text-properties fo:color="#000000" fo:language="en" fo:country="US"/>
    </style:style>
    <style:style style:name="P427" style:parent-style-name="СтандартныйHTML" style:family="paragraph">
      <style:text-properties fo:color="#000000" fo:language="en" fo:country="US"/>
    </style:style>
    <style:style style:name="P428" style:parent-style-name="СтандартныйHTML" style:family="paragraph">
      <style:text-properties fo:color="#000000" fo:language="en" fo:country="US"/>
    </style:style>
    <style:style style:name="P429" style:parent-style-name="СтандартныйHTML" style:family="paragraph">
      <style:text-properties fo:color="#000000" fo:language="en" fo:country="US"/>
    </style:style>
    <style:style style:name="P430" style:parent-style-name="СтандартныйHTML" style:family="paragraph">
      <style:text-properties fo:color="#000000" fo:language="en" fo:country="US"/>
    </style:style>
    <style:style style:name="P431" style:parent-style-name="СтандартныйHTML" style:family="paragraph">
      <style:text-properties fo:color="#000000" fo:language="en" fo:country="US"/>
    </style:style>
    <style:style style:name="P432" style:parent-style-name="СтандартныйHTML" style:family="paragraph">
      <style:text-properties fo:color="#000000" fo:language="en" fo:country="US"/>
    </style:style>
    <style:style style:name="P433" style:parent-style-name="СтандартныйHTML" style:family="paragraph">
      <style:text-properties fo:color="#000000" fo:language="en" fo:country="US"/>
    </style:style>
    <style:style style:name="P434" style:parent-style-name="СтандартныйHTML" style:family="paragraph">
      <style:text-properties fo:color="#000000" fo:language="en" fo:country="US"/>
    </style:style>
    <style:style style:name="P435" style:parent-style-name="СтандартныйHTML" style:family="paragraph">
      <style:text-properties fo:color="#000000" fo:language="en" fo:country="US"/>
    </style:style>
    <style:style style:name="P436" style:parent-style-name="СтандартныйHTML" style:family="paragraph">
      <style:text-properties fo:color="#000000" fo:language="en" fo:country="US"/>
    </style:style>
    <style:style style:name="P437" style:parent-style-name="СтандартныйHTML" style:family="paragraph">
      <style:text-properties fo:color="#000000" fo:language="en" fo:country="US"/>
    </style:style>
    <style:style style:name="P438" style:parent-style-name="СтандартныйHTML" style:family="paragraph">
      <style:text-properties fo:color="#000000" fo:language="en" fo:country="US"/>
    </style:style>
    <style:style style:name="P439" style:parent-style-name="СтандартныйHTML" style:family="paragraph">
      <style:text-properties fo:color="#000000" fo:language="en" fo:country="US"/>
    </style:style>
    <style:style style:name="P440" style:parent-style-name="СтандартныйHTML" style:family="paragraph">
      <style:text-properties fo:color="#000000" fo:language="en" fo:country="US"/>
    </style:style>
    <style:style style:name="P441" style:parent-style-name="СтандартныйHTML" style:family="paragraph">
      <style:text-properties fo:color="#000000" fo:language="en" fo:country="US"/>
    </style:style>
    <style:style style:name="P442" style:parent-style-name="СтандартныйHTML" style:family="paragraph">
      <style:text-properties fo:color="#000000" fo:language="en" fo:country="US"/>
    </style:style>
    <style:style style:name="P443" style:parent-style-name="СтандартныйHTML" style:family="paragraph">
      <style:text-properties fo:color="#000000" fo:language="en" fo:country="US"/>
    </style:style>
    <style:style style:name="P444" style:parent-style-name="СтандартныйHTML" style:family="paragraph">
      <style:text-properties fo:color="#000000" fo:language="en" fo:country="US"/>
    </style:style>
    <style:style style:name="P445" style:parent-style-name="СтандартныйHTML" style:family="paragraph">
      <style:text-properties fo:color="#000000" fo:language="en" fo:country="US"/>
    </style:style>
    <style:style style:name="P446" style:parent-style-name="СтандартныйHTML" style:family="paragraph">
      <style:text-properties fo:color="#000000" fo:language="en" fo:country="US"/>
    </style:style>
    <style:style style:name="P447" style:parent-style-name="СтандартныйHTML" style:family="paragraph">
      <style:text-properties fo:color="#000000" fo:language="en" fo:country="US"/>
    </style:style>
    <style:style style:name="P448" style:parent-style-name="СтандартныйHTML" style:family="paragraph">
      <style:text-properties fo:color="#000000" fo:language="en" fo:country="US"/>
    </style:style>
    <style:style style:name="P449" style:parent-style-name="СтандартныйHTML" style:family="paragraph">
      <style:text-properties fo:color="#000000" fo:language="en" fo:country="US"/>
    </style:style>
    <style:style style:name="P450" style:parent-style-name="СтандартныйHTML" style:family="paragraph">
      <style:text-properties fo:color="#000000" fo:language="en" fo:country="US"/>
    </style:style>
    <style:style style:name="P451" style:parent-style-name="СтандартныйHTML" style:family="paragraph">
      <style:text-properties fo:color="#000000" fo:language="en" fo:country="US"/>
    </style:style>
    <style:style style:name="P452" style:parent-style-name="СтандартныйHTML" style:family="paragraph">
      <style:text-properties fo:color="#000000" fo:language="en" fo:country="US"/>
    </style:style>
    <style:style style:name="P453" style:parent-style-name="СтандартныйHTML" style:family="paragraph">
      <style:text-properties fo:color="#000000" fo:language="en" fo:country="US"/>
    </style:style>
    <style:style style:name="P454" style:parent-style-name="СтандартныйHTML" style:family="paragraph">
      <style:text-properties fo:color="#000000" fo:language="en" fo:country="US"/>
    </style:style>
    <style:style style:name="P455" style:parent-style-name="СтандартныйHTML" style:family="paragraph">
      <style:text-properties fo:color="#000000" fo:language="en" fo:country="US"/>
    </style:style>
    <style:style style:name="P456" style:parent-style-name="СтандартныйHTML" style:family="paragraph">
      <style:text-properties fo:color="#000000" fo:language="en" fo:country="US"/>
    </style:style>
    <style:style style:name="P457" style:parent-style-name="СтандартныйHTML" style:family="paragraph">
      <style:text-properties fo:color="#000000" fo:language="en" fo:country="US"/>
    </style:style>
    <style:style style:name="P458" style:parent-style-name="СтандартныйHTML" style:family="paragraph">
      <style:text-properties fo:color="#000000" fo:language="en" fo:country="US"/>
    </style:style>
    <style:style style:name="P459" style:parent-style-name="СтандартныйHTML" style:family="paragraph">
      <style:text-properties fo:color="#000000" fo:language="en" fo:country="US"/>
    </style:style>
    <style:style style:name="P460" style:parent-style-name="СтандартныйHTML" style:family="paragraph">
      <style:text-properties fo:color="#000000" fo:language="en" fo:country="US"/>
    </style:style>
    <style:style style:name="P461" style:parent-style-name="СтандартныйHTML" style:family="paragraph">
      <style:text-properties fo:color="#000000" fo:language="en" fo:country="US"/>
    </style:style>
    <style:style style:name="P462" style:parent-style-name="СтандартныйHTML" style:family="paragraph">
      <style:text-properties fo:color="#000000" fo:language="en" fo:country="US"/>
    </style:style>
    <style:style style:name="P463" style:parent-style-name="СтандартныйHTML" style:family="paragraph">
      <style:text-properties fo:color="#000000" fo:language="en" fo:country="US"/>
    </style:style>
    <style:style style:name="P464" style:parent-style-name="СтандартныйHTML" style:family="paragraph">
      <style:text-properties fo:color="#000000" fo:language="en" fo:country="US"/>
    </style:style>
    <style:style style:name="P465" style:parent-style-name="СтандартныйHTML" style:family="paragraph">
      <style:text-properties fo:color="#000000" fo:language="en" fo:country="US"/>
    </style:style>
    <style:style style:name="P466" style:parent-style-name="СтандартныйHTML" style:family="paragraph">
      <style:text-properties fo:color="#000000" fo:language="en" fo:country="US"/>
    </style:style>
    <style:style style:name="P467" style:parent-style-name="СтандартныйHTML" style:family="paragraph">
      <style:text-properties fo:color="#000000" fo:language="en" fo:country="US"/>
    </style:style>
    <style:style style:name="P468" style:parent-style-name="СтандартныйHTML" style:family="paragraph">
      <style:text-properties fo:color="#000000" fo:language="en" fo:country="US"/>
    </style:style>
    <style:style style:name="P469" style:parent-style-name="СтандартныйHTML" style:family="paragraph">
      <style:text-properties fo:color="#000000" fo:language="en" fo:country="US"/>
    </style:style>
    <style:style style:name="P470" style:parent-style-name="СтандартныйHTML" style:family="paragraph">
      <style:text-properties fo:color="#000000" fo:language="en" fo:country="US"/>
    </style:style>
    <style:style style:name="P471" style:parent-style-name="СтандартныйHTML" style:family="paragraph">
      <style:text-properties fo:color="#000000" fo:language="en" fo:country="US"/>
    </style:style>
    <style:style style:name="P472" style:parent-style-name="СтандартныйHTML" style:family="paragraph">
      <style:text-properties fo:color="#000000" fo:language="en" fo:country="US"/>
    </style:style>
    <style:style style:name="P473" style:parent-style-name="СтандартныйHTML" style:family="paragraph">
      <style:text-properties fo:color="#000000" fo:language="en" fo:country="US"/>
    </style:style>
    <style:style style:name="P474" style:parent-style-name="СтандартныйHTML" style:family="paragraph">
      <style:text-properties fo:color="#000000" fo:language="en" fo:country="US"/>
    </style:style>
    <style:style style:name="P475" style:parent-style-name="СтандартныйHTML" style:family="paragraph">
      <style:text-properties fo:color="#000000" fo:language="en" fo:country="US"/>
    </style:style>
    <style:style style:name="P476" style:parent-style-name="СтандартныйHTML" style:family="paragraph">
      <style:text-properties fo:color="#000000" fo:language="en" fo:country="US"/>
    </style:style>
    <style:style style:name="P477" style:parent-style-name="СтандартныйHTML" style:family="paragraph">
      <style:text-properties fo:color="#000000" fo:language="en" fo:country="US"/>
    </style:style>
    <style:style style:name="P478" style:parent-style-name="СтандартныйHTML" style:family="paragraph">
      <style:text-properties fo:color="#000000" fo:language="en" fo:country="US"/>
    </style:style>
    <style:style style:name="P479" style:parent-style-name="СтандартныйHTML" style:family="paragraph">
      <style:text-properties fo:color="#000000" fo:language="en" fo:country="US"/>
    </style:style>
    <style:style style:name="P480" style:parent-style-name="СтандартныйHTML" style:family="paragraph">
      <style:text-properties fo:color="#000000" fo:language="en" fo:country="US"/>
    </style:style>
    <style:style style:name="P481" style:parent-style-name="СтандартныйHTML" style:family="paragraph">
      <style:text-properties fo:color="#000000" fo:language="en" fo:country="US"/>
    </style:style>
    <style:style style:name="P482" style:parent-style-name="СтандартныйHTML" style:family="paragraph">
      <style:text-properties fo:color="#000000" fo:language="en" fo:country="US"/>
    </style:style>
    <style:style style:name="P483" style:parent-style-name="СтандартныйHTML" style:family="paragraph">
      <style:text-properties fo:color="#000000" fo:language="en" fo:country="US"/>
    </style:style>
    <style:style style:name="P484" style:parent-style-name="СтандартныйHTML" style:family="paragraph">
      <style:text-properties fo:color="#000000" fo:language="en" fo:country="US"/>
    </style:style>
    <style:style style:name="P485" style:parent-style-name="СтандартныйHTML" style:family="paragraph">
      <style:text-properties fo:color="#000000" fo:language="en" fo:country="US"/>
    </style:style>
    <style:style style:name="P486" style:parent-style-name="СтандартныйHTML" style:family="paragraph">
      <style:text-properties fo:color="#000000" fo:language="en" fo:country="US"/>
    </style:style>
    <style:style style:name="P487" style:parent-style-name="СтандартныйHTML" style:family="paragraph">
      <style:text-properties fo:color="#000000" fo:language="en" fo:country="US"/>
    </style:style>
    <style:style style:name="P488" style:parent-style-name="СтандартныйHTML" style:family="paragraph">
      <style:text-properties fo:color="#000000" fo:language="en" fo:country="US"/>
    </style:style>
    <style:style style:name="P489" style:parent-style-name="СтандартныйHTML" style:family="paragraph">
      <style:text-properties fo:color="#000000" fo:language="en" fo:country="US"/>
    </style:style>
    <style:style style:name="P490" style:parent-style-name="СтандартныйHTML" style:family="paragraph">
      <style:text-properties fo:color="#000000" fo:language="en" fo:country="US"/>
    </style:style>
    <style:style style:name="P491" style:parent-style-name="СтандартныйHTML" style:family="paragraph">
      <style:text-properties fo:color="#000000" fo:language="en" fo:country="US"/>
    </style:style>
    <style:style style:name="P492" style:parent-style-name="СтандартныйHTML" style:family="paragraph">
      <style:text-properties fo:color="#000000" fo:language="en" fo:country="US"/>
    </style:style>
    <style:style style:name="P493" style:parent-style-name="СтандартныйHTML" style:family="paragraph">
      <style:text-properties fo:color="#000000" fo:language="en" fo:country="US"/>
    </style:style>
    <style:style style:name="P494" style:parent-style-name="СтандартныйHTML" style:family="paragraph">
      <style:text-properties fo:color="#000000" fo:language="en" fo:country="US"/>
    </style:style>
    <style:style style:name="P495" style:parent-style-name="СтандартныйHTML" style:family="paragraph">
      <style:text-properties fo:color="#000000" fo:language="en" fo:country="US"/>
    </style:style>
    <style:style style:name="P496" style:parent-style-name="СтандартныйHTML" style:family="paragraph">
      <style:text-properties fo:color="#000000" fo:language="en" fo:country="US"/>
    </style:style>
    <style:style style:name="P497" style:parent-style-name="СтандартныйHTML" style:family="paragraph">
      <style:text-properties fo:color="#000000" fo:language="en" fo:country="US"/>
    </style:style>
    <style:style style:name="P498" style:parent-style-name="СтандартныйHTML" style:family="paragraph">
      <style:text-properties fo:color="#000000" fo:language="en" fo:country="US"/>
    </style:style>
    <style:style style:name="P499" style:parent-style-name="СтандартныйHTML" style:family="paragraph">
      <style:text-properties fo:color="#000000" fo:language="en" fo:country="US"/>
    </style:style>
    <style:style style:name="P500" style:parent-style-name="СтандартныйHTML" style:family="paragraph">
      <style:text-properties fo:color="#000000" fo:language="en" fo:country="US"/>
    </style:style>
    <style:style style:name="P501" style:parent-style-name="СтандартныйHTML" style:family="paragraph">
      <style:text-properties fo:color="#000000" fo:language="en" fo:country="US"/>
    </style:style>
    <style:style style:name="P502" style:parent-style-name="СтандартныйHTML" style:family="paragraph">
      <style:text-properties fo:color="#000000" fo:language="en" fo:country="US"/>
    </style:style>
    <style:style style:name="P503" style:parent-style-name="СтандартныйHTML" style:family="paragraph">
      <style:text-properties fo:color="#000000" fo:language="en" fo:country="US"/>
    </style:style>
    <style:style style:name="P504" style:parent-style-name="СтандартныйHTML" style:family="paragraph">
      <style:text-properties fo:color="#000000" fo:language="en" fo:country="US"/>
    </style:style>
    <style:style style:name="T505" style:parent-style-name="Основнойшрифтабзаца" style:family="text">
      <style:text-properties fo:color="#000000" fo:language="en" fo:country="US"/>
    </style:style>
    <style:style style:name="T506" style:parent-style-name="Основнойшрифтабзаца" style:family="text">
      <style:text-properties fo:color="#000000"/>
    </style:style>
    <style:style style:name="P507" style:parent-style-name="СтандартныйHTML" style:family="paragraph">
      <style:text-properties fo:color="#000000" fo:language="en" fo:country="US"/>
    </style:style>
    <style:style style:name="P508" style:parent-style-name="СтандартныйHTML" style:family="paragraph">
      <style:text-properties fo:color="#000000" fo:language="en" fo:country="US"/>
    </style:style>
    <style:style style:name="P509" style:parent-style-name="СтандартныйHTML" style:family="paragraph">
      <style:text-properties fo:color="#000000" fo:language="en" fo:country="US"/>
    </style:style>
    <style:style style:name="P510" style:parent-style-name="СтандартныйHTML" style:family="paragraph">
      <style:text-properties fo:color="#000000" fo:language="en" fo:country="US"/>
    </style:style>
    <style:style style:name="P511" style:parent-style-name="СтандартныйHTML" style:family="paragraph">
      <style:text-properties fo:color="#000000" fo:language="en" fo:country="US"/>
    </style:style>
    <style:style style:name="P512" style:parent-style-name="СтандартныйHTML" style:family="paragraph">
      <style:text-properties fo:color="#000000" fo:language="en" fo:country="US"/>
    </style:style>
    <style:style style:name="P513" style:parent-style-name="СтандартныйHTML" style:family="paragraph">
      <style:text-properties fo:color="#000000" fo:language="en" fo:country="US"/>
    </style:style>
    <style:style style:name="P514" style:parent-style-name="СтандартныйHTML" style:family="paragraph">
      <style:text-properties fo:color="#000000" fo:language="en" fo:country="US"/>
    </style:style>
    <style:style style:name="P515" style:parent-style-name="СтандартныйHTML" style:family="paragraph">
      <style:text-properties fo:color="#000000" fo:language="en" fo:country="US"/>
    </style:style>
    <style:style style:name="T516" style:parent-style-name="Основнойшрифтабзаца" style:family="text">
      <style:text-properties fo:color="#000000" fo:language="en" fo:country="US"/>
    </style:style>
    <style:style style:name="T517" style:parent-style-name="Основнойшрифтабзаца" style:family="text">
      <style:text-properties fo:color="#000000"/>
    </style:style>
    <style:style style:name="T518" style:parent-style-name="Основнойшрифтабзаца" style:family="text">
      <style:text-properties fo:color="#000000" fo:language="en" fo:country="US"/>
    </style:style>
    <style:style style:name="T519" style:parent-style-name="Основнойшрифтабзаца" style:family="text">
      <style:text-properties fo:color="#000000"/>
    </style:style>
    <style:style style:name="T520" style:parent-style-name="Основнойшрифтабзаца" style:family="text">
      <style:text-properties fo:color="#000000" fo:language="en" fo:country="US"/>
    </style:style>
    <style:style style:name="T521" style:parent-style-name="Основнойшрифтабзаца" style:family="text">
      <style:text-properties fo:color="#000000"/>
    </style:style>
    <style:style style:name="P522" style:parent-style-name="СтандартныйHTML" style:family="paragraph">
      <style:text-properties fo:color="#000000" fo:language="en" fo:country="US"/>
    </style:style>
    <style:style style:name="P523" style:parent-style-name="СтандартныйHTML" style:family="paragraph">
      <style:text-properties fo:color="#000000" fo:language="en" fo:country="US"/>
    </style:style>
    <style:style style:name="P524" style:parent-style-name="СтандартныйHTML" style:family="paragraph">
      <style:text-properties fo:color="#000000" fo:language="en" fo:country="US"/>
    </style:style>
    <style:style style:name="P525" style:parent-style-name="СтандартныйHTML" style:family="paragraph">
      <style:text-properties fo:color="#000000" fo:language="en" fo:country="US"/>
    </style:style>
    <style:style style:name="P526" style:parent-style-name="СтандартныйHTML" style:family="paragraph">
      <style:text-properties fo:color="#000000" fo:language="en" fo:country="US"/>
    </style:style>
    <style:style style:name="P527" style:parent-style-name="СтандартныйHTML" style:family="paragraph">
      <style:text-properties fo:color="#000000" fo:language="en" fo:country="US"/>
    </style:style>
    <style:style style:name="P528" style:parent-style-name="СтандартныйHTML" style:family="paragraph">
      <style:text-properties fo:color="#000000" fo:language="en" fo:country="US"/>
    </style:style>
    <style:style style:name="P529" style:parent-style-name="СтандартныйHTML" style:family="paragraph">
      <style:text-properties fo:color="#000000" fo:language="en" fo:country="US"/>
    </style:style>
    <style:style style:name="P530" style:parent-style-name="СтандартныйHTML" style:family="paragraph">
      <style:text-properties fo:color="#000000" fo:language="en" fo:country="US"/>
    </style:style>
    <style:style style:name="P531" style:parent-style-name="СтандартныйHTML" style:family="paragraph">
      <style:text-properties fo:color="#000000" fo:language="en" fo:country="US"/>
    </style:style>
    <style:style style:name="P532" style:parent-style-name="СтандартныйHTML" style:family="paragraph">
      <style:text-properties fo:color="#000000" fo:language="en" fo:country="US"/>
    </style:style>
    <style:style style:name="P533" style:parent-style-name="СтандартныйHTML" style:family="paragraph">
      <style:text-properties fo:color="#000000" fo:language="en" fo:country="US"/>
    </style:style>
    <style:style style:name="P534" style:parent-style-name="СтандартныйHTML" style:family="paragraph">
      <style:text-properties fo:color="#000000" fo:language="en" fo:country="US"/>
    </style:style>
    <style:style style:name="P535" style:parent-style-name="СтандартныйHTML" style:family="paragraph">
      <style:text-properties fo:color="#000000" fo:language="en" fo:country="US"/>
    </style:style>
    <style:style style:name="P536" style:parent-style-name="СтандартныйHTML" style:family="paragraph">
      <style:text-properties fo:color="#000000" fo:language="en" fo:country="US"/>
    </style:style>
    <style:style style:name="P537" style:parent-style-name="СтандартныйHTML" style:family="paragraph">
      <style:text-properties fo:color="#000000" fo:language="en" fo:country="US"/>
    </style:style>
    <style:style style:name="P538" style:parent-style-name="СтандартныйHTML" style:family="paragraph">
      <style:text-properties fo:color="#000000" fo:language="en" fo:country="US"/>
    </style:style>
    <style:style style:name="P539" style:parent-style-name="СтандартныйHTML" style:family="paragraph">
      <style:text-properties fo:color="#000000" fo:language="en" fo:country="US"/>
    </style:style>
    <style:style style:name="P540" style:parent-style-name="СтандартныйHTML" style:family="paragraph">
      <style:text-properties fo:color="#000000" fo:language="en" fo:country="US"/>
    </style:style>
    <style:style style:name="P541" style:parent-style-name="СтандартныйHTML" style:family="paragraph">
      <style:text-properties fo:color="#000000" fo:language="en" fo:country="US"/>
    </style:style>
    <style:style style:name="P542" style:parent-style-name="СтандартныйHTML" style:family="paragraph">
      <style:text-properties fo:color="#000000" fo:language="en" fo:country="US"/>
    </style:style>
    <style:style style:name="P543" style:parent-style-name="СтандартныйHTML" style:family="paragraph">
      <style:text-properties fo:color="#000000" fo:language="en" fo:country="US"/>
    </style:style>
    <style:style style:name="P544" style:parent-style-name="СтандартныйHTML" style:family="paragraph">
      <style:text-properties fo:color="#000000" fo:language="en" fo:country="US"/>
    </style:style>
    <style:style style:name="P545" style:parent-style-name="СтандартныйHTML" style:family="paragraph">
      <style:text-properties fo:color="#000000" fo:language="en" fo:country="US"/>
    </style:style>
    <style:style style:name="P546" style:parent-style-name="СтандартныйHTML" style:family="paragraph">
      <style:text-properties fo:color="#000000" fo:language="en" fo:country="US"/>
    </style:style>
    <style:style style:name="P547" style:parent-style-name="Textbody" style:family="paragraph">
      <style:paragraph-properties fo:line-height="100%"/>
      <style:text-properties style:font-name="Times New Roman" fo:font-size="14pt" style:font-size-asian="14pt" style:font-size-complex="14pt" fo:language="en" fo:country="US"/>
    </style:style>
    <style:style style:name="P548" style:parent-style-name="СтандартныйHTML" style:family="paragraph">
      <style:text-properties fo:color="#000000" fo:language="en" fo:country="US"/>
    </style:style>
    <style:style style:name="P549" style:parent-style-name="СтандартныйHTML" style:family="paragraph">
      <style:text-properties fo:color="#000000" fo:language="en" fo:country="US"/>
    </style:style>
    <style:style style:name="P550" style:parent-style-name="СтандартныйHTML" style:family="paragraph">
      <style:text-properties fo:color="#000000" fo:language="en" fo:country="US"/>
    </style:style>
    <style:style style:name="P551" style:parent-style-name="СтандартныйHTML" style:family="paragraph">
      <style:text-properties fo:color="#000000" fo:language="en" fo:country="US"/>
    </style:style>
    <style:style style:name="P552" style:parent-style-name="СтандартныйHTML" style:family="paragraph">
      <style:text-properties fo:color="#000000" fo:language="en" fo:country="US"/>
    </style:style>
    <style:style style:name="P553" style:parent-style-name="СтандартныйHTML" style:family="paragraph">
      <style:text-properties fo:color="#000000" fo:language="en" fo:country="US"/>
    </style:style>
    <style:style style:name="P554" style:parent-style-name="СтандартныйHTML" style:family="paragraph">
      <style:text-properties fo:color="#000000" fo:language="en" fo:country="US"/>
    </style:style>
    <style:style style:name="P555" style:parent-style-name="СтандартныйHTML" style:family="paragraph">
      <style:text-properties fo:color="#000000" fo:language="en" fo:country="US"/>
    </style:style>
    <style:style style:name="P556" style:parent-style-name="СтандартныйHTML" style:family="paragraph">
      <style:text-properties fo:color="#000000" fo:language="en" fo:country="US"/>
    </style:style>
    <style:style style:name="P557" style:parent-style-name="СтандартныйHTML" style:family="paragraph">
      <style:text-properties fo:color="#000000" fo:language="en" fo:country="US"/>
    </style:style>
    <style:style style:name="P558" style:parent-style-name="СтандартныйHTML" style:family="paragraph">
      <style:text-properties fo:color="#000000" fo:language="en" fo:country="US"/>
    </style:style>
    <style:style style:name="P559" style:parent-style-name="СтандартныйHTML" style:family="paragraph">
      <style:text-properties fo:color="#000000" fo:language="en" fo:country="US"/>
    </style:style>
    <style:style style:name="P560" style:parent-style-name="СтандартныйHTML" style:family="paragraph">
      <style:text-properties fo:color="#000000" fo:language="en" fo:country="US"/>
    </style:style>
    <style:style style:name="P561" style:parent-style-name="СтандартныйHTML" style:family="paragraph">
      <style:text-properties fo:color="#000000" fo:language="en" fo:country="US"/>
    </style:style>
    <style:style style:name="P562" style:parent-style-name="Textbody" style:family="paragraph">
      <style:paragraph-properties fo:line-height="100%"/>
      <style:text-properties style:font-name="Times New Roman" fo:font-size="14pt" style:font-size-asian="14pt" style:font-size-complex="14pt" fo:language="en" fo:country="US"/>
    </style:style>
    <style:style style:name="P563" style:parent-style-name="СтандартныйHTML" style:family="paragraph">
      <style:text-properties fo:color="#000000" fo:language="en" fo:country="US"/>
    </style:style>
    <style:style style:name="P564" style:parent-style-name="СтандартныйHTML" style:family="paragraph">
      <style:text-properties fo:color="#000000" fo:language="en" fo:country="US"/>
    </style:style>
    <style:style style:name="P565" style:parent-style-name="СтандартныйHTML" style:family="paragraph">
      <style:text-properties fo:color="#000000" fo:language="en" fo:country="US"/>
    </style:style>
    <style:style style:name="P566" style:parent-style-name="СтандартныйHTML" style:family="paragraph">
      <style:text-properties fo:color="#000000" fo:language="en" fo:country="US"/>
    </style:style>
    <style:style style:name="P567" style:parent-style-name="СтандартныйHTML" style:family="paragraph">
      <style:text-properties fo:color="#000000" fo:language="en" fo:country="US"/>
    </style:style>
    <style:style style:name="P568" style:parent-style-name="СтандартныйHTML" style:family="paragraph">
      <style:text-properties fo:color="#000000" fo:language="en" fo:country="US"/>
    </style:style>
    <style:style style:name="P569" style:parent-style-name="СтандартныйHTML" style:family="paragraph">
      <style:text-properties fo:color="#000000" fo:language="en" fo:country="US"/>
    </style:style>
    <style:style style:name="P570" style:parent-style-name="СтандартныйHTML" style:family="paragraph">
      <style:text-properties fo:color="#000000" fo:language="en" fo:country="US"/>
    </style:style>
    <style:style style:name="P571" style:parent-style-name="СтандартныйHTML" style:family="paragraph">
      <style:text-properties fo:color="#000000" fo:language="en" fo:country="US"/>
    </style:style>
    <style:style style:name="P572" style:parent-style-name="СтандартныйHTML" style:family="paragraph">
      <style:text-properties fo:color="#000000" fo:language="en" fo:country="US"/>
    </style:style>
    <style:style style:name="P573" style:parent-style-name="СтандартныйHTML" style:family="paragraph">
      <style:text-properties fo:color="#000000" fo:language="en" fo:country="US"/>
    </style:style>
    <style:style style:name="P574" style:parent-style-name="СтандартныйHTML" style:family="paragraph">
      <style:text-properties fo:color="#000000" fo:language="en" fo:country="US"/>
    </style:style>
    <style:style style:name="P575" style:parent-style-name="СтандартныйHTML" style:family="paragraph">
      <style:text-properties fo:color="#000000" fo:language="en" fo:country="US"/>
    </style:style>
    <style:style style:name="P576" style:parent-style-name="СтандартныйHTML" style:family="paragraph">
      <style:text-properties fo:color="#000000" fo:language="en" fo:country="US"/>
    </style:style>
    <style:style style:name="P577" style:parent-style-name="СтандартныйHTML" style:family="paragraph">
      <style:text-properties fo:color="#000000" fo:language="en" fo:country="US"/>
    </style:style>
    <style:style style:name="P578" style:parent-style-name="СтандартныйHTML" style:family="paragraph">
      <style:text-properties fo:color="#000000" fo:language="en" fo:country="US"/>
    </style:style>
    <style:style style:name="P579" style:parent-style-name="СтандартныйHTML" style:family="paragraph">
      <style:text-properties fo:color="#000000" fo:language="en" fo:country="US"/>
    </style:style>
    <style:style style:name="P580" style:parent-style-name="СтандартныйHTML" style:family="paragraph">
      <style:text-properties fo:color="#000000" fo:language="en" fo:country="US"/>
    </style:style>
    <style:style style:name="P581" style:parent-style-name="СтандартныйHTML" style:family="paragraph">
      <style:text-properties fo:color="#000000" fo:language="en" fo:country="US"/>
    </style:style>
    <style:style style:name="P582" style:parent-style-name="СтандартныйHTML" style:family="paragraph">
      <style:text-properties fo:color="#000000" fo:language="en" fo:country="US"/>
    </style:style>
    <style:style style:name="P583" style:parent-style-name="СтандартныйHTML" style:family="paragraph">
      <style:text-properties fo:color="#000000" fo:language="en" fo:country="US"/>
    </style:style>
    <style:style style:name="P584" style:parent-style-name="СтандартныйHTML" style:family="paragraph">
      <style:text-properties fo:color="#000000" fo:language="en" fo:country="US"/>
    </style:style>
    <style:style style:name="P585" style:parent-style-name="СтандартныйHTML" style:family="paragraph">
      <style:text-properties fo:color="#000000" fo:language="en" fo:country="US"/>
    </style:style>
    <style:style style:name="P586" style:parent-style-name="СтандартныйHTML" style:family="paragraph">
      <style:text-properties fo:color="#000000" fo:language="en" fo:country="US"/>
    </style:style>
    <style:style style:name="P587" style:parent-style-name="СтандартныйHTML" style:family="paragraph">
      <style:text-properties fo:color="#000000" fo:language="en" fo:country="US"/>
    </style:style>
    <style:style style:name="P588" style:parent-style-name="СтандартныйHTML" style:family="paragraph">
      <style:text-properties fo:color="#000000" fo:language="en" fo:country="US"/>
    </style:style>
    <style:style style:name="P589" style:parent-style-name="СтандартныйHTML" style:family="paragraph">
      <style:text-properties fo:color="#000000" fo:language="en" fo:country="US"/>
    </style:style>
    <style:style style:name="P590" style:parent-style-name="СтандартныйHTML" style:family="paragraph">
      <style:text-properties fo:color="#000000" fo:language="en" fo:country="US"/>
    </style:style>
    <style:style style:name="P591" style:parent-style-name="СтандартныйHTML" style:family="paragraph">
      <style:text-properties fo:color="#000000" fo:language="en" fo:country="US"/>
    </style:style>
    <style:style style:name="P592" style:parent-style-name="СтандартныйHTML" style:family="paragraph">
      <style:text-properties fo:color="#000000" fo:language="en" fo:country="US"/>
    </style:style>
    <style:style style:name="P593" style:parent-style-name="СтандартныйHTML" style:family="paragraph">
      <style:text-properties fo:color="#000000" fo:language="en" fo:country="US"/>
    </style:style>
    <style:style style:name="P594" style:parent-style-name="СтандартныйHTML" style:family="paragraph">
      <style:text-properties fo:color="#000000" fo:language="en" fo:country="US"/>
    </style:style>
    <style:style style:name="P595" style:parent-style-name="СтандартныйHTML" style:family="paragraph">
      <style:text-properties fo:color="#000000" fo:language="en" fo:country="US"/>
    </style:style>
    <style:style style:name="P596" style:parent-style-name="СтандартныйHTML" style:family="paragraph">
      <style:text-properties fo:color="#000000" fo:language="en" fo:country="US"/>
    </style:style>
    <style:style style:name="P597" style:parent-style-name="СтандартныйHTML" style:family="paragraph">
      <style:text-properties fo:color="#000000" fo:language="en" fo:country="US"/>
    </style:style>
    <style:style style:name="P598" style:parent-style-name="СтандартныйHTML" style:family="paragraph">
      <style:text-properties fo:color="#000000" fo:language="en" fo:country="US"/>
    </style:style>
    <style:style style:name="P599" style:parent-style-name="СтандартныйHTML" style:family="paragraph">
      <style:text-properties fo:color="#000000" fo:language="en" fo:country="US"/>
    </style:style>
    <style:style style:name="P600" style:parent-style-name="СтандартныйHTML" style:family="paragraph">
      <style:text-properties fo:color="#000000" fo:language="en" fo:country="US"/>
    </style:style>
    <style:style style:name="P601" style:parent-style-name="СтандартныйHTML" style:family="paragraph">
      <style:text-properties fo:color="#000000" fo:language="en" fo:country="US"/>
    </style:style>
    <style:style style:name="P602" style:parent-style-name="СтандартныйHTML" style:family="paragraph">
      <style:text-properties fo:color="#000000" fo:language="en" fo:country="US"/>
    </style:style>
    <style:style style:name="P603" style:parent-style-name="СтандартныйHTML" style:family="paragraph">
      <style:text-properties fo:color="#000000" fo:language="en" fo:country="US"/>
    </style:style>
    <style:style style:name="P604" style:parent-style-name="СтандартныйHTML" style:family="paragraph">
      <style:text-properties fo:color="#000000" fo:language="en" fo:country="US"/>
    </style:style>
    <style:style style:name="P605" style:parent-style-name="СтандартныйHTML" style:family="paragraph">
      <style:text-properties fo:color="#000000" fo:language="en" fo:country="US"/>
    </style:style>
    <style:style style:name="T606" style:parent-style-name="Основнойшрифтабзаца" style:family="text">
      <style:text-properties fo:color="#000000" fo:language="en" fo:country="US"/>
    </style:style>
    <style:style style:name="T607" style:parent-style-name="Основнойшрифтабзаца" style:family="text">
      <style:text-properties fo:color="#000000"/>
    </style:style>
    <style:style style:name="P608" style:parent-style-name="СтандартныйHTML" style:family="paragraph">
      <style:text-properties fo:color="#000000"/>
    </style:style>
    <style:style style:name="P609" style:parent-style-name="Textbody" style:family="paragraph">
      <style:paragraph-properties fo:line-height="100%"/>
      <style:text-properties style:font-name="Times New Roman" fo:font-size="20pt" style:font-size-asian="20pt" style:font-size-complex="20pt"/>
    </style:style>
    <style:style style:name="P610" style:parent-style-name="Заголовок1" style:family="paragraph">
      <style:paragraph-properties fo:line-height="150%"/>
    </style:style>
    <style:style style:name="P611" style:parent-style-name="Textbody" style:family="paragraph">
      <style:paragraph-properties fo:line-height="100%"/>
      <style:text-properties style:font-name="Times New Roman" fo:language="en" fo:country="US"/>
    </style:style>
    <style:style style:name="P612" style:parent-style-name="Textbody" style:family="paragraph">
      <style:paragraph-properties fo:line-height="100%"/>
      <style:text-properties style:font-name="Times New Roman" fo:language="en" fo:country="US"/>
    </style:style>
    <style:style style:name="P613" style:parent-style-name="Textbody" style:family="paragraph">
      <style:paragraph-properties fo:line-height="100%"/>
      <style:text-properties style:font-name="Times New Roman" fo:language="en" fo:country="US"/>
    </style:style>
    <style:style style:name="P614" style:parent-style-name="Textbody" style:family="paragraph">
      <style:paragraph-properties fo:line-height="100%"/>
      <style:text-properties style:font-name="Times New Roman" fo:language="en" fo:country="US"/>
    </style:style>
    <style:style style:name="P615" style:parent-style-name="Textbody" style:family="paragraph">
      <style:paragraph-properties fo:line-height="100%"/>
      <style:text-properties style:font-name="Times New Roman" fo:language="en" fo:country="US"/>
    </style:style>
    <style:style style:name="P616" style:parent-style-name="Textbody" style:family="paragraph">
      <style:paragraph-properties fo:line-height="100%"/>
      <style:text-properties style:font-name="Times New Roman" fo:language="en" fo:country="US"/>
    </style:style>
    <style:style style:name="P617" style:parent-style-name="Textbody" style:family="paragraph">
      <style:paragraph-properties fo:line-height="100%"/>
      <style:text-properties style:font-name="Times New Roman" fo:language="en" fo:country="US"/>
    </style:style>
    <style:style style:name="P618" style:parent-style-name="Textbody" style:family="paragraph">
      <style:paragraph-properties fo:line-height="100%"/>
      <style:text-properties style:font-name="Times New Roman" fo:language="en" fo:country="US"/>
    </style:style>
    <style:style style:name="P619" style:parent-style-name="Textbody" style:family="paragraph">
      <style:paragraph-properties fo:line-height="100%"/>
      <style:text-properties style:font-name="Times New Roman" fo:language="en" fo:country="US"/>
    </style:style>
    <style:style style:name="P620" style:parent-style-name="Textbody" style:family="paragraph">
      <style:paragraph-properties fo:line-height="100%"/>
      <style:text-properties style:font-name="Times New Roman" fo:language="en" fo:country="US"/>
    </style:style>
    <style:style style:name="P621" style:parent-style-name="Textbody" style:family="paragraph">
      <style:paragraph-properties fo:line-height="100%"/>
      <style:text-properties style:font-name="Times New Roman" fo:language="en" fo:country="US"/>
    </style:style>
    <style:style style:name="P622" style:parent-style-name="Textbody" style:family="paragraph">
      <style:paragraph-properties fo:line-height="100%"/>
      <style:text-properties style:font-name="Times New Roman" fo:language="en" fo:country="US"/>
    </style:style>
    <style:style style:name="P623" style:parent-style-name="Textbody" style:family="paragraph">
      <style:paragraph-properties fo:line-height="100%"/>
      <style:text-properties style:font-name="Times New Roman" fo:language="en" fo:country="US"/>
    </style:style>
    <style:style style:name="P624" style:parent-style-name="Textbody" style:family="paragraph">
      <style:paragraph-properties fo:line-height="100%"/>
      <style:text-properties style:font-name="Times New Roman" fo:language="en" fo:country="US"/>
    </style:style>
    <style:style style:name="P625" style:parent-style-name="Textbody" style:family="paragraph">
      <style:paragraph-properties fo:line-height="100%"/>
      <style:text-properties style:font-name="Times New Roman" fo:language="en" fo:country="US"/>
    </style:style>
    <style:style style:name="P626" style:parent-style-name="Textbody" style:family="paragraph">
      <style:paragraph-properties fo:line-height="100%"/>
      <style:text-properties style:font-name="Times New Roman" fo:language="en" fo:country="US"/>
    </style:style>
    <style:style style:name="P627" style:parent-style-name="Textbody" style:family="paragraph">
      <style:paragraph-properties fo:line-height="100%"/>
      <style:text-properties style:font-name="Times New Roman" fo:language="en" fo:country="US"/>
    </style:style>
    <style:style style:name="P628" style:parent-style-name="Textbody" style:family="paragraph">
      <style:paragraph-properties fo:line-height="100%"/>
      <style:text-properties style:font-name="Times New Roman" fo:language="en" fo:country="US"/>
    </style:style>
    <style:style style:name="P629" style:parent-style-name="Textbody" style:family="paragraph">
      <style:paragraph-properties fo:line-height="100%"/>
      <style:text-properties style:font-name="Times New Roman" fo:language="en" fo:country="US"/>
    </style:style>
    <style:style style:name="P630" style:parent-style-name="Textbody" style:family="paragraph">
      <style:paragraph-properties fo:line-height="100%"/>
      <style:text-properties style:font-name="Times New Roman" fo:language="en" fo:country="US"/>
    </style:style>
    <style:style style:name="P631" style:parent-style-name="Textbody" style:family="paragraph">
      <style:paragraph-properties fo:line-height="100%"/>
      <style:text-properties style:font-name="Times New Roman" fo:language="en" fo:country="US"/>
    </style:style>
    <style:style style:name="P632" style:parent-style-name="Заголовок1" style:family="paragraph">
      <style:paragraph-properties fo:line-height="150%"/>
    </style:style>
    <style:style style:name="P633" style:parent-style-name="Textbody" style:family="paragraph">
      <style:paragraph-properties fo:text-align="justify" fo:line-height="150%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4"/>
      <text:p text:style-name="P5">Факультет: «Информационные технологии и прикладная математика»</text:p>
      <text:p text:style-name="P6">Кафедра: 806 «Вычислительная математика и программирование»</text:p>
      <text:p text:style-name="P7"/>
      <text:p text:style-name="P8">Лабораторная работа № 6 по курсу</text:p>
      <text:p text:style-name="P9"><text:span text:style-name="T10">по курсу «Операционные системы»</text:span></text:p>
      <text:p text:style-name="P11"/>
      <text:p text:style-name="P12"/>
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Группа: M8o-207Б-18</text:span></text:p>
      <text:p text:style-name="P20">Студент:</text:p>
      <text:p text:style-name="P21">Тояков Артем Олегович</text:p>
      <text:p text:style-name="P22">Преподаватель:</text:p>
      <text:p text:style-name="P23"><text:tab/><text:tab/><text:tab/><text:tab/><text:tab/><text:tab/>Миронов Евгений Сергеевич</text:p>
      <text:p text:style-name="P24">Оценка:</text:p>
      <text:p text:style-name="P25">Дата:<text:bookmark-start text:name="__RefHeading___Toc1657_3709866927"/></text:p>
      <text:p text:style-name="P26"/>
      <text:p text:style-name="P27"/>
      <text:p text:style-name="P28"/>
      <text:p text:style-name="Заголовокоглавления"><text:span text:style-name="T29">Оглавление</text:span><text:span text:style-name="T30">:</text:span></text:p>
      <text:p text:style-name="P3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50325096" office:target-frame-name="_top" xlink:show="replace"><text:span text:style-name="T33">ПОСТАНОВКА ЗАДАЧИ</text:span><text:tab/>2</text:a></text:p>
          <text:p text:style-name="P34"><text:a xlink:href="#_Toc50325097" office:target-frame-name="_top" xlink:show="replace"><text:span text:style-name="T35">СТРУКТУРА ПРОГРАММЫ</text:span><text:tab/>2</text:a></text:p>
          <text:p text:style-name="P36"><text:a xlink:href="#_Toc50325098" office:target-frame-name="_top" xlink:show="replace"><text:span text:style-name="T37">Описание программы</text:span><text:tab/>3</text:a></text:p>
          <text:p text:style-name="P38"><text:a xlink:href="#_Toc50325099" office:target-frame-name="_top" xlink:show="replace"><text:span text:style-name="T39">Листинг</text:span><text:span text:style-name="T40"><text:s/></text:span><text:span text:style-name="T41">программы</text:span><text:tab/>3</text:a></text:p>
          <text:p text:style-name="P42"><text:a xlink:href="#_Toc50325100" office:target-frame-name="_top" xlink:show="replace"><text:span text:style-name="T43">Результат работы</text:span><text:tab/>12</text:a></text:p>
          <text:p text:style-name="P44"><text:a xlink:href="#_Toc50325101" office:target-frame-name="_top" xlink:show="replace"><text:span text:style-name="T45">Вывод</text:span><text:tab/>12</text:a></text:p>
        </text:index-body>
      </text:table-of-content>
      <text:p text:style-name="Обычный"/>
      <text:p text:style-name="Заголовок10"><text:bookmark-start text:name="_Toc50325096"/>Постановка задачи<text:bookmark-end text:name="__RefHeading___Toc1657_3709866927"/><text:bookmark-end text:name="_Toc50325096"/></text:p>
      <text:p text:style-name="P46"><text:span text:style-name="T47"><text:tab/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Управляющий узел отвечает за ввод команд от пользователя и отправку этих команд на вычислительные узлы.</text:span></text:p>
      <text:p text:style-name="P48">Вариант № 55:</text:p>
      <text:p text:style-name="P49"><text:span text:style-name="T50">Топология — бинарное дерево. Тип вычислительной команды — сумма n чисел. Тип проверки узлов на доступность — пинг указанного узла.</text:span></text:p>
      <text:p text:style-name="Заголовок10"><text:bookmark-start text:name="__RefHeading___Toc1659_3709866927"/><text:bookmark-start text:name="_Toc50325097"/>Структура программы<text:bookmark-end text:name="__RefHeading___Toc1659_3709866927"/><text:bookmark-end text:name="_Toc50325097"/></text:p>
      <text:p text:style-name="P51">В данной работе моя программа состоит из 5 файлов:</text:p>
      <text:p text:style-name="P52">1. main_node.cpp</text:p>
      <text:p text:style-name="P53">2. CmakeLists.txt</text:p>
      <text:p text:style-name="P54">3. child_node.cpp</text:p>
      <text:p text:style-name="P55">4. server_functions.cpp</text:p>
      <text:p text:style-name="P56">5. server_functions.hpp</text:p>
      <text:h text:style-name="P57" text:outline-level="1"><text:bookmark-start text:name="__RefHeading___Toc1661_3709866927"/><text:bookmark-start text:name="_Toc50325098"/><text:span text:style-name="Заголовок1Знак0">Описание программы</text:span><text:bookmark-end text:name="__RefHeading___Toc1661_3709866927"/><text:bookmark-end text:name="_Toc50325098"/></text:h>
      <text:p text:style-name="P58"><text:span text:style-name="T59"><text:tab/></text:span><text:span text:style-name="T60">Программ состоит из 5 объектов. CmakeLists.txt отвечает за сборку. В процесс сборки генерируется Makefile и два исполняемых объекта terminal и child_node. Соответственно все вызовы происходят в исполняемом файле terminal(управляющий узел), а child_node вызывается с п</text:span><text:span text:style-name="T61">омощью системного вызова execv<text:s/></text:span><text:span text:style-name="T62">с передаваемыми аргументами id и port. В файле server_functions.cpp описаны такие основные функции как получение сообщения, отправка <text:s/>сообщения и создание вычислительного узла.</text:span></text:p>
      <text:p text:style-name="P63"><text:span text:style-name="T64">Общая логика программы:</text:span></text:p>
      <text:list text:style-name="LFO1" text:continue-numbering="true">
        <text:list-item>
          <text:p text:style-name="P65"><text:span text:style-name="T66">Управляющий узел принимает команды, обрабатывает их и пересылает дочерним узлам(или выводит сообщение об ошибке).</text:span></text:p>
        </text:list-item>
        <text:list-item>
          <text:p text:style-name="P67"><text:span text:style-name="T68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(об успехе или об ошибке), которое потом пересылается обратно по дереву.</text:span></text:p>
        </text:list-item>
      </text:list>
      <text:p text:style-name="P69"><text:span text:style-name="T70">Соответственно в порождаемом(дочернем) процессе происходит запуск вычислительного узла, а в родительском процессе происходит отправка сообщений, а также прием сообщений. Также в моей программе используются I/O потоки, создаваемые с помощью вызова context(). Также на сокеты я устанавливаю опцию, которая по истечению тайм-аута отправляет сигнал с помощью которого я определяю о доступности узла. Логика команды доступности состоит в том, что запрашивается сообщения и если они пусты или <text:s/>содержат error, то узел недоступен. Также у меня реализовано бинарное дерево для простоты поиска нужного id узла.</text:span></text:p>
      <text:h text:style-name="P71" text:outline-level="1"><text:bookmark-start text:name="__RefHeading___Toc1663_3709866927"/><text:bookmark-start text:name="_Toc50325099"/><text:span text:style-name="Заголовок1Знак0">Листинг</text:span><text:span text:style-name="T72"><text:s/></text:span><text:span text:style-name="Заголовок1Знак0">программы</text:span><text:bookmark-end text:name="__RefHeading___Toc1663_3709866927"/><text:bookmark-end text:name="_Toc50325099"/></text:h>
      <text:p text:style-name="P73">//main_node.cpp</text:p>
      <text:p text:style-name="P74">#include &lt;iostream&gt;</text:p>
      <text:p text:style-name="P75">#include "zmq.hpp"</text:p>
      <text:p text:style-name="P76">#include &lt;string&gt;</text:p>
      <text:p text:style-name="P77">#include &lt;vector&gt;</text:p>
      <text:p text:style-name="P78">#include &lt;signal.h&gt;</text:p>
      <text:p text:style-name="P79">#include &lt;sstream&gt;</text:p>
      <text:p text:style-name="P80">#include &lt;set&gt;</text:p>
      <text:p text:style-name="P81">#include &lt;algorithm&gt;</text:p>
      <text:p text:style-name="P82">#include "server_functions.h"</text:p>
      <text:p text:style-name="P83"/>
      <text:p text:style-name="P84">class IdTree {</text:p>
      <text:p text:style-name="P85">public:</text:p>
      <text:p text:style-name="P86"><text:s text:c="4"/>IdTree() = default;</text:p>
      <text:p text:style-name="P87"/>
      <text:p text:style-name="P88"><text:s text:c="4"/>~IdTree() {</text:p>
      <text:p text:style-name="P89"><text:s text:c="8"/>delete_node(head_);</text:p>
      <text:p text:style-name="P90"><text:s text:c="4"/>}</text:p>
      <text:p text:style-name="P91"/>
      <text:p text:style-name="P92"><text:s text:c="4"/>bool contains(int id) {</text:p>
      <text:p text:style-name="P93"><text:s text:c="8"/>TreeNode* temp = head_;</text:p>
      <text:p text:style-name="P94"><text:s text:c="8"/>while(temp != nullptr) {</text:p>
      <text:p text:style-name="P95"><text:s text:c="12"/>if (temp-&gt;id_ == id) {</text:p>
      <text:p text:style-name="P96"><text:s text:c="16"/>break;</text:p>
      <text:p text:style-name="P97"><text:s text:c="12"/>}</text:p>
      <text:p text:style-name="P98"><text:s text:c="12"/>if (id &gt; temp-&gt;id_) {</text:p>
      <text:p text:style-name="P99"><text:s text:c="16"/>temp = temp-&gt;right;</text:p>
      <text:p text:style-name="P100"><text:s text:c="12"/>}</text:p>
      <text:p text:style-name="P101"><text:s text:c="12"/>if (id &lt; temp-&gt;id_) {</text:p>
      <text:p text:style-name="P102"><text:s text:c="16"/>temp = temp-&gt;left;</text:p>
      <text:p text:style-name="P103"><text:s text:c="12"/>}</text:p>
      <text:p text:style-name="P104"><text:s text:c="8"/>}</text:p>
      <text:p text:style-name="P105"><text:s text:c="8"/>return temp != nullptr;</text:p>
      <text:p text:style-name="P106"><text:s text:c="4"/>}</text:p>
      <text:p text:style-name="P107"/>
      <text:p text:style-name="P108"><text:s text:c="4"/>void insert(int id) {</text:p>
      <text:p text:style-name="P109"><text:s text:c="8"/>if (head_ == nullptr) {</text:p>
      <text:p text:style-name="P110"><text:s text:c="12"/>head_ = new TreeNode(id);</text:p>
      <text:p text:style-name="P111"><text:s text:c="12"/>return;</text:p>
      <text:p text:style-name="P112"><text:s text:c="8"/>}</text:p>
      <text:p text:style-name="P113"><text:s text:c="8"/>TreeNode* temp = head_;</text:p>
      <text:p text:style-name="P114"><text:s text:c="8"/>while(temp != nullptr) {</text:p>
      <text:p text:style-name="P115"><text:s text:c="12"/>if (id == temp-&gt;id_) {</text:p>
      <text:p text:style-name="P116"><text:s text:c="16"/>break;</text:p>
      <text:p text:style-name="P117"><text:s text:c="12"/>}</text:p>
      <text:p text:style-name="P118"><text:s text:c="12"/>if (id &lt; temp-&gt;id_) {</text:p>
      <text:p text:style-name="P119"><text:s text:c="16"/>if (temp-&gt;left == nullptr) {</text:p>
      <text:p text:style-name="P120"><text:s text:c="20"/>temp-&gt;left = new TreeNode(id);</text:p>
      <text:p text:style-name="P121"><text:s text:c="20"/>break;</text:p>
      <text:p text:style-name="P122"><text:s text:c="16"/>}</text:p>
      <text:p text:style-name="P123"><text:s text:c="16"/>temp = temp-&gt;left;</text:p>
      <text:p text:style-name="P124"><text:s text:c="12"/>}</text:p>
      <text:p text:style-name="P125"><text:s text:c="12"/>if (id &gt; temp-&gt;id_) {</text:p>
      <text:p text:style-name="P126"><text:s text:c="16"/>if (temp-&gt;right == nullptr) {</text:p>
      <text:p text:style-name="P127"><text:s text:c="20"/>temp-&gt;right = new TreeNode(id);</text:p>
      <text:p text:style-name="P128"><text:s text:c="20"/>break;</text:p>
      <text:p text:style-name="P129"><text:s text:c="16"/>}</text:p>
      <text:p text:style-name="P130"><text:s text:c="16"/>temp = temp-&gt;right;</text:p>
      <text:p text:style-name="P131"><text:s text:c="12"/>}</text:p>
      <text:p text:style-name="P132"><text:s text:c="8"/>}</text:p>
      <text:p text:style-name="P133"><text:s text:c="4"/>}</text:p>
      <text:p text:style-name="P134"/>
      <text:p text:style-name="P135"><text:s text:c="4"/>void erase(int id) {</text:p>
      <text:p text:style-name="P136"><text:s text:c="8"/>TreeNode* prev_id = nullptr;</text:p>
      <text:p text:style-name="P137"><text:s text:c="8"/>TreeNode* temp = head_;</text:p>
      <text:p text:style-name="P138"><text:s text:c="8"/>while (temp != nullptr) {</text:p>
      <text:p text:style-name="P139"><text:s text:c="12"/>if (id == temp-&gt;id_) {</text:p>
      <text:p text:style-name="P140"><text:s text:c="16"/>if (prev_id == nullptr) {</text:p>
      <text:p text:style-name="P141"><text:s text:c="20"/>head_ = nullptr;</text:p>
      <text:p text:style-name="P142"><text:s text:c="16"/>} else {</text:p>
      <text:p text:style-name="P143"><text:s text:c="20"/>if (prev_id-&gt;left == temp) {</text:p>
      <text:p text:style-name="P144"><text:s text:c="24"/>prev_id-&gt;left = nullptr;</text:p>
      <text:p text:style-name="P145"><text:s text:c="20"/>} else {</text:p>
      <text:p text:style-name="P146"><text:s text:c="24"/>prev_id-&gt;right = nullptr;</text:p>
      <text:p text:style-name="P147"><text:s text:c="20"/>}</text:p>
      <text:p text:style-name="P148"><text:s text:c="16"/>}</text:p>
      <text:p text:style-name="P149"><text:s text:c="16"/>delete_node(temp);</text:p>
      <text:p text:style-name="P150"/>
      <text:p text:style-name="P151"><text:s text:c="12"/>} else if (id &lt; temp-&gt;id_) {</text:p>
      <text:p text:style-name="P152"><text:s text:c="16"/>prev_id = temp;</text:p>
      <text:p text:style-name="P153"><text:s text:c="16"/>temp = temp-&gt;left;</text:p>
      <text:p text:style-name="P154"><text:s text:c="12"/>} else if (id &gt; temp-&gt;id_) {</text:p>
      <text:p text:style-name="P155"><text:s text:c="16"/>prev_id = temp;</text:p>
      <text:p text:style-name="P156"><text:s text:c="16"/>temp = temp-&gt;right;</text:p>
      <text:p text:style-name="P157"><text:s text:c="12"/>}</text:p>
      <text:p text:style-name="P158"><text:s text:c="8"/>}</text:p>
      <text:p text:style-name="P159"><text:s text:c="4"/>}</text:p>
      <text:p text:style-name="P160"/>
      <text:p text:style-name="P161"><text:s text:c="4"/>std::vector&lt;int&gt; get_nodes() const {</text:p>
      <text:p text:style-name="P162"><text:s text:c="8"/>std::vector&lt;int&gt; result;</text:p>
      <text:p text:style-name="P163"><text:s text:c="8"/>get_nodes(head_, result);</text:p>
      <text:p text:style-name="P164"><text:s text:c="8"/>return result;</text:p>
      <text:p text:style-name="P165"><text:s text:c="4"/>}</text:p>
      <text:p text:style-name="P166"/>
      <text:p text:style-name="P167">private:</text:p>
      <text:p text:style-name="P168"/>
      <text:p text:style-name="P169"><text:s text:c="4"/>struct TreeNode {</text:p>
      <text:p text:style-name="P170"><text:s text:c="8"/>TreeNode(int id) : id_(id) {}</text:p>
      <text:p text:style-name="P171"><text:s text:c="8"/>int id_;</text:p>
      <text:p text:style-name="P172"><text:s text:c="8"/>TreeNode* left = nullptr;</text:p>
      <text:p text:style-name="P173"><text:s text:c="8"/>TreeNode* right = nullptr;</text:p>
      <text:p text:style-name="P174"><text:s text:c="4"/>};</text:p>
      <text:p text:style-name="P175"/>
      <text:p text:style-name="P176"><text:s text:c="4"/>void get_nodes(TreeNode* node, std::vector&lt;int&gt;&amp; v) const {</text:p>
      <text:p text:style-name="P177"><text:s text:c="8"/>if (node == nullptr) {</text:p>
      <text:p text:style-name="P178"><text:s text:c="12"/>return;</text:p>
      <text:p text:style-name="P179"><text:s text:c="8"/>}</text:p>
      <text:p text:style-name="P180"><text:s text:c="8"/>get_nodes(node-&gt;left,v);</text:p>
      <text:p text:style-name="P181"><text:s text:c="8"/>v.push_back(node-&gt;id_);</text:p>
      <text:p text:style-name="P182"><text:s text:c="8"/>get_nodes(node-&gt;right, v);</text:p>
      <text:p text:style-name="P183"><text:s text:c="4"/>}</text:p>
      <text:p text:style-name="P184"/>
      <text:p text:style-name="P185"><text:s text:c="4"/>void delete_node(TreeNode* node) {</text:p>
      <text:p text:style-name="P186"><text:s text:c="8"/>if (node == nullptr) {</text:p>
      <text:p text:style-name="P187"><text:s text:c="12"/>return;</text:p>
      <text:p text:style-name="P188"><text:s text:c="8"/>}</text:p>
      <text:p text:style-name="P189"><text:s text:c="8"/>delete_node(node-&gt;right);</text:p>
      <text:p text:style-name="P190"><text:s text:c="8"/>delete_node(node-&gt;left);</text:p>
      <text:p text:style-name="P191"><text:s text:c="8"/>delete node;</text:p>
      <text:p text:style-name="P192"><text:s text:c="4"/>}</text:p>
      <text:p text:style-name="P193"/>
      <text:p text:style-name="P194"><text:s text:c="4"/>TreeNode* head_ = nullptr;</text:p>
      <text:p text:style-name="P195">};</text:p>
      <text:p text:style-name="P196"/>
      <text:p text:style-name="P197">int main() {</text:p>
      <text:p text:style-name="P198"><text:s text:c="4"/>std::string command;</text:p>
      <text:p text:style-name="P199"><text:s text:c="4"/>IdTree ids;</text:p>
      <text:p text:style-name="P200"><text:s text:c="4"/>size_t child_pid = 0;</text:p>
      <text:p text:style-name="P201"><text:s text:c="4"/>int child_id = 0;</text:p>
      <text:p text:style-name="P202"><text:s text:c="4"/>zmq::context_t context(1);</text:p>
      <text:p text:style-name="P203"><text:s text:c="4"/>zmq::socket_t main_socket(context, ZMQ_REQ);</text:p>
      <text:p text:style-name="P204"><text:s text:c="4"/>int linger = 0;</text:p>
      <text:p text:style-name="P205"><text:s text:c="4"/>main_socket.setsockopt(ZMQ_SNDTIMEO, 2000);</text:p>
      <text:p text:style-name="P206"><text:s text:c="4"/>main_socket.setsockopt(ZMQ_LINGER, &amp;linger, sizeof(linger));</text:p>
      <text:p text:style-name="P207"><text:s text:c="4"/>int port = bind_socket(main_socket);</text:p>
      <text:p text:style-name="P208"/>
      <text:p text:style-name="P209"><text:s text:c="4"/>while ( std::cin &gt;&gt; command) {</text:p>
      <text:p text:style-name="P210"><text:s text:c="9"/>if (command == "create") {</text:p>
      <text:p text:style-name="P211"><text:s text:c="12"/>size_t node_id;</text:p>
      <text:p text:style-name="P212"><text:s text:c="12"/>std::string result;</text:p>
      <text:p text:style-name="P213"><text:s text:c="12"/>std::cin &gt;&gt; node_id;</text:p>
      <text:p text:style-name="P214"><text:s text:c="12"/>if (child_pid == 0) {</text:p>
      <text:p text:style-name="P215"><text:s text:c="16"/>child_pid = fork();</text:p>
      <text:p text:style-name="P216"><text:s text:c="16"/>if (child_pid == -1) {</text:p>
      <text:p text:style-name="P217"><text:s text:c="20"/>std::cout &lt;&lt; "Unable to create first worker node\n";</text:p>
      <text:p text:style-name="P218"><text:s text:c="20"/>child_pid = 0;</text:p>
      <text:p text:style-name="P219"><text:s text:c="20"/>exit(1);</text:p>
      <text:p text:style-name="P220"><text:span text:style-name="T221"><text:s text:c="16"/>} else if (child_pid == 0) { //<text:s/></text:span><text:span text:style-name="T222">порожденный</text:span><text:span text:style-name="T223"><text:s/></text:span><text:span text:style-name="T224">процесс</text:span></text:p>
      <text:p text:style-name="P225"><text:s text:c="20"/>create_node(node_id, port);</text:p>
      <text:p text:style-name="P226"><text:s text:c="16"/>} else {</text:p>
      <text:p text:style-name="P227"><text:s text:c="20"/>child_id = node_id;</text:p>
      <text:p text:style-name="P228"><text:s text:c="20"/>send_message(main_socket,"pid");</text:p>
      <text:p text:style-name="P229"><text:s text:c="20"/>result = recieve_message(main_socket);</text:p>
      <text:p text:style-name="P230"/>
      <text:p text:style-name="P231"><text:s text:c="16"/>}</text:p>
      <text:p text:style-name="P232"/>
      <text:p text:style-name="P233"><text:s text:c="12"/>} else {</text:p>
      <text:p text:style-name="P234"><text:s text:c="16"/>std::ostringstream msg_stream;</text:p>
      <text:p text:style-name="P235"><text:s text:c="16"/>msg_stream &lt;&lt; "create " &lt;&lt; node_id;</text:p>
      <text:p text:style-name="P236"><text:s text:c="16"/>send_message(main_socket, msg_stream.str());</text:p>
      <text:p text:style-name="P237"><text:s text:c="16"/>result = recieve_message(main_socket);</text:p>
      <text:p text:style-name="P238"><text:s text:c="12"/>}</text:p>
      <text:p text:style-name="P239"/>
      <text:p text:style-name="P240"><text:s text:c="12"/>if (result.substr(0,2) == "Ok") {</text:p>
      <text:p text:style-name="P241"><text:s text:c="16"/>ids.insert(node_id);</text:p>
      <text:p text:style-name="P242"><text:s text:c="12"/>}</text:p>
      <text:p text:style-name="P243"><text:s text:c="12"/>std::cout &lt;&lt; result &lt;&lt; "\n";</text:p>
      <text:p text:style-name="P244"/>
      <text:p text:style-name="P245"><text:s text:c="8"/>} else if (command == "remove") {</text:p>
      <text:p text:style-name="P246"><text:s text:c="12"/>if (child_pid == 0) {</text:p>
      <text:p text:style-name="P247"><text:s text:c="16"/>std::cout &lt;&lt; "Error:Not found\n";</text:p>
      <text:p text:style-name="P248"><text:s text:c="16"/>continue;</text:p>
      <text:p text:style-name="P249"><text:s text:c="12"/>}</text:p>
      <text:p text:style-name="P250"><text:s text:c="12"/>size_t node_id;</text:p>
      <text:p text:style-name="P251"><text:s text:c="12"/>std::cin &gt;&gt; node_id;</text:p>
      <text:p text:style-name="P252"><text:s text:c="12"/>if (node_id == child_id) {</text:p>
      <text:p text:style-name="P253"><text:s text:c="16"/>kill(child_pid, SIGTERM);</text:p>
      <text:p text:style-name="P254"><text:s text:c="16"/>kill(child_pid, SIGKILL);</text:p>
      <text:p text:style-name="P255"><text:s text:c="16"/>child_id = 0;</text:p>
      <text:p text:style-name="P256"><text:s text:c="16"/>child_pid = 0;</text:p>
      <text:p text:style-name="P257"><text:s text:c="16"/>std::cout &lt;&lt; "Ok\n";</text:p>
      <text:p text:style-name="P258"><text:s text:c="16"/>ids.erase(node_id);</text:p>
      <text:p text:style-name="P259"><text:s text:c="16"/>continue;</text:p>
      <text:p text:style-name="P260"><text:s text:c="12"/>}</text:p>
      <text:p text:style-name="P261"><text:s text:c="12"/>std::string message_string = "remove " + std::to_string(node_id);</text:p>
      <text:p text:style-name="P262"><text:s text:c="12"/>send_message(main_socket, message_string);</text:p>
      <text:p text:style-name="P263"><text:s text:c="12"/>std::string recieved_message = recieve_message(main_socket);</text:p>
      <text:p text:style-name="P264"><text:s text:c="12"/>if (recieved_message.substr(0, std::min&lt;int&gt;(recieved_message.size(), 2)) == "Ok") {</text:p>
      <text:p text:style-name="P265"><text:s text:c="16"/>ids.erase(node_id);</text:p>
      <text:p text:style-name="P266"><text:s text:c="12"/>}</text:p>
      <text:p text:style-name="P267"><text:s text:c="12"/>std::cout &lt;&lt; recieved_message &lt;&lt; "\n";</text:p>
      <text:p text:style-name="P268"/>
      <text:p text:style-name="P269"><text:s text:c="8"/>} else if (command == "exec") {</text:p>
      <text:p text:style-name="P270"><text:s text:c="12"/>int id, n;</text:p>
      <text:p text:style-name="P271"><text:s text:c="12"/>std::cin &gt;&gt; id &gt;&gt; n;</text:p>
      <text:p text:style-name="P272"><text:s text:c="12"/>std::vector&lt;int&gt; numbers(n);</text:p>
      <text:p text:style-name="P273"><text:s text:c="12"/>for (int i = 0; i &lt; n; ++i) {</text:p>
      <text:p text:style-name="P274"><text:s text:c="16"/>std::cin &gt;&gt; numbers[i];</text:p>
      <text:p text:style-name="P275"><text:s text:c="12"/>}</text:p>
      <text:p text:style-name="P276"/>
      <text:p text:style-name="P277"><text:s text:c="12"/>std::string message_string = "exec " + std::to_string(id) + " " + std::to_string(n);</text:p>
      <text:p text:style-name="P278"><text:s text:c="12"/>for (int i = 0; i &lt; n; ++i) {</text:p>
      <text:p text:style-name="P279"><text:s text:c="16"/>message_string += " " + std::to_string(numbers[i]);</text:p>
      <text:p text:style-name="P280"><text:s text:c="12"/>}</text:p>
      <text:p text:style-name="P281"/>
      <text:p text:style-name="P282"><text:s text:c="12"/>send_message(main_socket, message_string);</text:p>
      <text:p text:style-name="P283"><text:s text:c="12"/>std::string recieved_message = recieve_message(main_socket);</text:p>
      <text:p text:style-name="P284"><text:s text:c="12"/>std::cout &lt;&lt; recieved_message &lt;&lt; "\n";</text:p>
      <text:p text:style-name="P285"/>
      <text:p text:style-name="P286"><text:s text:c="8"/>} else if (command == "ping") {</text:p>
      <text:p text:style-name="P287"><text:s text:c="12"/>int id;</text:p>
      <text:p text:style-name="P288"><text:s text:c="12"/>std::cin &gt;&gt; id;</text:p>
      <text:p text:style-name="P289"><text:s text:c="12"/>send_message(main_socket, "ping");</text:p>
      <text:p text:style-name="P290"><text:s text:c="12"/>std::string recieved = recieve_message(main_socket);</text:p>
      <text:p text:style-name="P291"><text:s text:c="12"/>std::istringstream is;</text:p>
      <text:p text:style-name="P292"><text:s text:c="12"/>std::vector&lt;int&gt; from_tree = ids.get_nodes();</text:p>
      <text:p text:style-name="P293"><text:s text:c="12"/>int r = 0;</text:p>
      <text:p text:style-name="P294"><text:s text:c="12"/></text:p>
      <text:p text:style-name="P295"><text:s text:c="12"/>for (auto it = from_tree.begin(); it != from_tree.end(); ++it) {</text:p>
      <text:p text:style-name="P296"><text:s text:c="16"/>if(*it == id) {</text:p>
      <text:p text:style-name="P297"><text:s text:c="20"/>r = 1;</text:p>
      <text:p text:style-name="P298"><text:s text:c="16"/>}</text:p>
      <text:p text:style-name="P299"><text:s text:c="12"/>}</text:p>
      <text:p text:style-name="P300"><text:s text:c="12"/>if(r == 0) {</text:p>
      <text:p text:style-name="P301"><text:s text:c="16"/>std::cout &lt;&lt; "Error: Not found\n";</text:p>
      <text:p text:style-name="P302"><text:s text:c="12"/>} else {</text:p>
      <text:p text:style-name="P303"><text:s text:c="16"/>if (recieved.substr(0,std::min&lt;int&gt;(recieved.size(), 5)) == "Error") {</text:p>
      <text:p text:style-name="P304"><text:s text:c="20"/>std::cout &lt;&lt; "Ok:0\n";</text:p>
      <text:p text:style-name="P305"><text:s text:c="16"/>} else {</text:p>
      <text:p text:style-name="P306"><text:s text:c="20"/>std::cout &lt;&lt; "Ok:1\n";</text:p>
      <text:p text:style-name="P307"><text:s text:c="16"/>}</text:p>
      <text:p text:style-name="P308"><text:s text:c="12"/>}</text:p>
      <text:p text:style-name="P309"><text:s text:c="8"/>}</text:p>
      <text:p text:style-name="P310"><text:s text:c="4"/>}</text:p>
      <text:p text:style-name="P311"/>
      <text:p text:style-name="P312"><text:s text:c="4"/>return 0;</text:p>
      <text:p text:style-name="P313">}</text:p>
      <text:p text:style-name="P314">//CmakeLists.txt</text:p>
      <text:p text:style-name="P315">cmake_minimum_required(VERSION 3.10)</text:p>
      <text:p text:style-name="P316">project(os_lab_06)</text:p>
      <text:p text:style-name="P317"/>
      <text:p text:style-name="P318">set(CMAKE_CXX_STANDARD 17)</text:p>
      <text:p text:style-name="P319"/>
      <text:p text:style-name="P320">add_executable(terminal main_node.cpp)</text:p>
      <text:p text:style-name="P321">set_target_properties(</text:p>
      <text:p text:style-name="P322"><text:s text:c="4"/>terminal PROPERTIES</text:p>
      <text:p text:style-name="P323"><text:s text:c="8"/>COMPILE_OPTIONS "-g;-Wall;-Wextra;-Wpedantic;"</text:p>
      <text:p text:style-name="P324">)</text:p>
      <text:p text:style-name="P325">add_executable(child_node child_node.cpp)</text:p>
      <text:p text:style-name="P326">add_library(functions server_functions.cpp server_functions.h)</text:p>
      <text:p text:style-name="P327"/>
      <text:p text:style-name="P328">target_link_libraries(functions zmq)</text:p>
      <text:p text:style-name="P329">target_link_libraries(terminal zmq functions)</text:p>
      <text:p text:style-name="P330">target_link_libraries(child_node zmq functions)</text:p>
      <text:p text:style-name="P331">//child_node.cpp</text:p>
      <text:p text:style-name="P332">#include &lt;iostream&gt;</text:p>
      <text:p text:style-name="P333">#include "zmq.hpp"</text:p>
      <text:p text:style-name="P334">#include &lt;string&gt;</text:p>
      <text:p text:style-name="P335">#include &lt;sstream&gt;</text:p>
      <text:p text:style-name="P336">#include &lt;exception&gt;</text:p>
      <text:p text:style-name="P337">#include &lt;signal.h&gt;</text:p>
      <text:p text:style-name="P338">#include "server_functions.h"</text:p>
      <text:p text:style-name="P339"/>
      <text:p text:style-name="P340"/>
      <text:p text:style-name="P341">int main(int argc, char** argv) { //аргументы - айди и номер порта, к которому нужно подключиться</text:p>
      <text:p text:style-name="СтандартныйHTML"><text:span text:style-name="T342"><text:s text:c="4"/></text:span><text:span text:style-name="T343">int id = std::stoi(argv[1]);</text:span></text:p>
      <text:p text:style-name="P344"><text:s text:c="4"/>int parent_port = std::stoi(argv[2]);</text:p>
      <text:p text:style-name="P345"><text:s text:c="4"/>zmq::context_t context(3);</text:p>
      <text:p text:style-name="P346"><text:s text:c="4"/>zmq::socket_t parent_socket(context, ZMQ_REP);</text:p>
      <text:p text:style-name="P347"><text:s text:c="4"/>parent_socket.connect(get_port_name(parent_port));</text:p>
      <text:p text:style-name="P348"/>
      <text:p text:style-name="P349"><text:s text:c="4"/>int left_pid = 0;</text:p>
      <text:p text:style-name="P350"><text:s text:c="4"/>int right_pid = 0;</text:p>
      <text:p text:style-name="P351"><text:s text:c="4"/>int left_id = 0;</text:p>
      <text:p text:style-name="P352"><text:s text:c="4"/>int right_id = 0;</text:p>
      <text:p text:style-name="P353"/>
      <text:p text:style-name="P354"><text:s text:c="4"/></text:p>
      <text:p text:style-name="P355"><text:s text:c="4"/>zmq::socket_t left_socket(context, ZMQ_REQ);</text:p>
      <text:p text:style-name="P356"><text:s text:c="4"/>zmq::socket_t right_socket(context, ZMQ_REQ);</text:p>
      <text:p text:style-name="P357"><text:s text:c="4"/>int linger = 0;</text:p>
      <text:p text:style-name="P358"><text:s text:c="4"/>left_socket.setsockopt(ZMQ_SNDTIMEO, 2000);</text:p>
      <text:p text:style-name="P359"><text:s text:c="4"/>left_socket.setsockopt(ZMQ_LINGER, &amp;linger, sizeof(linger));</text:p>
      <text:p text:style-name="P360"><text:s text:c="4"/>right_socket.setsockopt(ZMQ_SNDTIMEO, 2000);</text:p>
      <text:p text:style-name="P361"><text:s text:c="4"/>right_socket.setsockopt(ZMQ_LINGER, &amp;linger, sizeof(linger));</text:p>
      <text:p text:style-name="P362"/>
      <text:p text:style-name="P363"><text:s text:c="4"/>int left_port = bind_socket(left_socket);</text:p>
      <text:p text:style-name="P364"><text:s text:c="4"/>int right_port = bind_socket(right_socket);</text:p>
      <text:p text:style-name="P365"/>
      <text:p text:style-name="P366"><text:s text:c="4"/>while (true) {</text:p>
      <text:p text:style-name="P367"><text:s text:c="8"/>std::string request_string;</text:p>
      <text:p text:style-name="P368"/>
      <text:p text:style-name="P369"><text:s text:c="8"/>request_string = recieve_message(parent_socket);</text:p>
      <text:p text:style-name="P370"><text:s text:c="8"/>std::istringstream command_stream(request_string);</text:p>
      <text:p text:style-name="P371"><text:s text:c="8"/>std::string command;</text:p>
      <text:p text:style-name="P372"><text:s text:c="8"/>command_stream &gt;&gt; command;</text:p>
      <text:p text:style-name="P373"/>
      <text:p text:style-name="P374"><text:s text:c="8"/>if (command == "id") {</text:p>
      <text:p text:style-name="P375"><text:s text:c="12"/>std::string parent_string = "Ok:" + std::to_string(id);</text:p>
      <text:p text:style-name="P376"><text:s text:c="12"/>send_message(parent_socket, parent_string);</text:p>
      <text:p text:style-name="P377"><text:s text:c="8"/>} else if (command == "pid") {</text:p>
      <text:p text:style-name="P378"><text:s text:c="12"/>std::string parent_string = "Ok:" + std::to_string(getpid());</text:p>
      <text:p text:style-name="P379"><text:s text:c="12"/>send_message(parent_socket, parent_string);</text:p>
      <text:p text:style-name="P380"><text:s text:c="8"/>} else <text:s/>if (command == "create") {</text:p>
      <text:p text:style-name="P381"><text:s text:c="12"/>int id_to_create;</text:p>
      <text:p text:style-name="P382"><text:s text:c="12"/>command_stream &gt;&gt; id_to_create;</text:p>
      <text:p text:style-name="СтандартныйHTML"><text:span text:style-name="T383"><text:s text:c="12"/></text:span><text:span text:style-name="T384">// управляюший узел сообщает id нового узла и порт, к которому его надо подключить</text:span></text:p>
      <text:p text:style-name="СтандартныйHTML"><text:span text:style-name="T385"><text:s text:c="12"/></text:span><text:span text:style-name="T386">if (id_to_create == id) {</text:span></text:p>
      <text:p text:style-name="СтандартныйHTML"><text:span text:style-name="T387"><text:s text:c="16"/></text:span><text:span text:style-name="T388">// если id равен данному, значит узел уже существует, посылаем ответ с ошибкой</text:span></text:p>
      <text:p text:style-name="СтандартныйHTML"><text:span text:style-name="T389"><text:s text:c="16"/></text:span><text:span text:style-name="T390">std::string message_string = "Error: Already exists";</text:span></text:p>
      <text:p text:style-name="P391"><text:s text:c="16"/>send_message(parent_socket, message_string);</text:p>
      <text:p text:style-name="P392"><text:s text:c="12"/>} else if (id_to_create &lt; id) {</text:p>
      <text:p text:style-name="P393"><text:s text:c="16"/>if (left_pid == 0) {</text:p>
      <text:p text:style-name="P394"><text:s text:c="20"/>left_pid = fork();</text:p>
      <text:p text:style-name="P395"><text:s text:c="20"/>if (left_pid == -1) {</text:p>
      <text:p text:style-name="P396"><text:s text:c="24"/>send_message(parent_socket, "Error: Cannot fork");</text:p>
      <text:p text:style-name="СтандартныйHTML"><text:span text:style-name="T397"><text:s text:c="24"/></text:span><text:span text:style-name="T398">left_pid = 0;</text:span></text:p>
      <text:p text:style-name="P399"><text:s text:c="20"/>} else if (left_pid == 0) { // в родительском процессе запускается программа</text:p>
      <text:p text:style-name="СтандартныйHTML"><text:span text:style-name="T400"><text:s text:c="24"/></text:span><text:span text:style-name="T401">create_node(id_to_create,left_port);</text:span></text:p>
      <text:p text:style-name="СтандартныйHTML"><text:span text:style-name="T402"><text:s text:c="20"/></text:span><text:span text:style-name="T403">} else { // в дочернем процессе происходит отправка сообщений</text:span></text:p>
      <text:p text:style-name="СтандартныйHTML"><text:span text:style-name="T404"><text:s text:c="24"/></text:span><text:span text:style-name="T405">left_id = id_to_create;</text:span></text:p>
      <text:p text:style-name="P406"><text:s text:c="24"/>send_message(left_socket, "pid");</text:p>
      <text:p text:style-name="P407"><text:s text:c="24"/>send_message(parent_socket, recieve_message(left_socket));</text:p>
      <text:p text:style-name="P408"><text:s text:c="20"/>}</text:p>
      <text:p text:style-name="P409"><text:s text:c="16"/>} else {</text:p>
      <text:p text:style-name="P410"><text:s text:c="20"/>send_message(left_socket, request_string);</text:p>
      <text:p text:style-name="P411"><text:s text:c="20"/>send_message(parent_socket, recieve_message(left_socket));</text:p>
      <text:p text:style-name="P412"><text:s text:c="16"/>}</text:p>
      <text:p text:style-name="P413"><text:s text:c="12"/>} else {</text:p>
      <text:p text:style-name="P414"><text:s text:c="16"/>if (right_pid == 0) {</text:p>
      <text:p text:style-name="P415"><text:s text:c="20"/>right_pid = fork();</text:p>
      <text:p text:style-name="P416"><text:s text:c="20"/>if (right_pid == -1) {</text:p>
      <text:p text:style-name="P417"><text:s text:c="24"/>send_message(parent_socket, "Error: Cannot fork");</text:p>
      <text:p text:style-name="P418"><text:s text:c="24"/>right_pid = 0;</text:p>
      <text:p text:style-name="P419"><text:s text:c="20"/>} else if (right_pid == 0) {</text:p>
      <text:p text:style-name="P420"><text:s text:c="24"/>create_node(id_to_create,right_port);</text:p>
      <text:p text:style-name="P421"><text:s text:c="20"/>} else {</text:p>
      <text:p text:style-name="P422"><text:s text:c="24"/>right_id = id_to_create;</text:p>
      <text:p text:style-name="P423"><text:s text:c="24"/>send_message(right_socket, "pid");</text:p>
      <text:p text:style-name="P424"><text:s text:c="24"/>send_message(parent_socket, recieve_message(right_socket));</text:p>
      <text:p text:style-name="P425"><text:s text:c="20"/>}</text:p>
      <text:p text:style-name="P426"><text:s text:c="16"/>} else {</text:p>
      <text:p text:style-name="P427"><text:s text:c="20"/>send_message(right_socket, request_string);</text:p>
      <text:p text:style-name="P428"><text:s text:c="20"/>send_message(parent_socket, recieve_message(right_socket));</text:p>
      <text:p text:style-name="P429"><text:s text:c="16"/>}</text:p>
      <text:p text:style-name="P430"><text:s text:c="12"/>}</text:p>
      <text:p text:style-name="P431"/>
      <text:p text:style-name="P432"><text:s text:c="8"/>} else if (command == "remove") {</text:p>
      <text:p text:style-name="P433"><text:s text:c="12"/>int id_to_delete;</text:p>
      <text:p text:style-name="P434"><text:s text:c="12"/>command_stream &gt;&gt; id_to_delete;</text:p>
      <text:p text:style-name="P435"><text:s text:c="12"/>if (id_to_delete &lt; id) {</text:p>
      <text:p text:style-name="P436"><text:s text:c="16"/>if (left_id == 0) {</text:p>
      <text:p text:style-name="P437"><text:s text:c="20"/>send_message(parent_socket, "Error: Not found");</text:p>
      <text:p text:style-name="P438"><text:s text:c="16"/>} else {</text:p>
      <text:p text:style-name="P439"><text:s text:c="20"/>send_message(left_socket, request_string);</text:p>
      <text:p text:style-name="P440"><text:s text:c="20"/>send_message(parent_socket, recieve_message(left_socket));</text:p>
      <text:p text:style-name="P441"><text:s text:c="16"/>}</text:p>
      <text:p text:style-name="P442"><text:s text:c="12"/>} else {</text:p>
      <text:p text:style-name="P443"><text:s text:c="16"/>if (right_id == 0) {</text:p>
      <text:p text:style-name="P444"><text:s text:c="20"/>send_message(parent_socket, "Error: Not found");</text:p>
      <text:p text:style-name="P445"><text:s text:c="16"/>} else if (right_id == id_to_delete) {</text:p>
      <text:p text:style-name="P446"><text:s text:c="20"/>send_message(right_socket, "kill_children");</text:p>
      <text:p text:style-name="P447"><text:s text:c="20"/>recieve_message(right_socket);</text:p>
      <text:p text:style-name="P448"><text:s text:c="20"/>kill(right_pid,SIGTERM);</text:p>
      <text:p text:style-name="P449"><text:s text:c="20"/>kill(right_pid,SIGKILL);</text:p>
      <text:p text:style-name="P450"><text:s text:c="20"/>right_id = 0;</text:p>
      <text:p text:style-name="P451"><text:s text:c="20"/>right_pid = 0;</text:p>
      <text:p text:style-name="P452"><text:s text:c="20"/>send_message(parent_socket, "Ok");</text:p>
      <text:p text:style-name="P453"><text:s text:c="16"/>} else {</text:p>
      <text:p text:style-name="P454"><text:s text:c="20"/>send_message(right_socket, request_string);</text:p>
      <text:p text:style-name="P455"><text:s text:c="20"/>send_message(parent_socket, recieve_message(right_socket));</text:p>
      <text:p text:style-name="P456"><text:s text:c="16"/>}</text:p>
      <text:p text:style-name="P457"><text:s text:c="12"/>}</text:p>
      <text:p text:style-name="P458"><text:s text:c="8"/>} else if (command == "exec") {</text:p>
      <text:p text:style-name="P459"><text:s text:c="12"/>int exec_id;</text:p>
      <text:p text:style-name="P460"><text:s text:c="12"/>command_stream &gt;&gt; exec_id;</text:p>
      <text:p text:style-name="P461"><text:s text:c="12"/>if (exec_id == id) {</text:p>
      <text:p text:style-name="P462"><text:s text:c="16"/>int n;</text:p>
      <text:p text:style-name="P463"><text:s text:c="16"/>command_stream &gt;&gt; n;</text:p>
      <text:p text:style-name="P464"><text:s text:c="16"/>if(n &lt; 0) {</text:p>
      <text:p text:style-name="P465"><text:s text:c="20"/>n = 0;</text:p>
      <text:p text:style-name="P466"><text:s text:c="16"/>}</text:p>
      <text:p text:style-name="P467"><text:s text:c="16"/>int sum = 0;</text:p>
      <text:p text:style-name="P468"><text:s text:c="16"/>for (int i = 0; i &lt; n; ++i) {</text:p>
      <text:p text:style-name="P469"><text:s text:c="20"/>int cur_num;</text:p>
      <text:p text:style-name="P470"><text:s text:c="20"/>command_stream &gt;&gt; cur_num;</text:p>
      <text:p text:style-name="P471"><text:s text:c="20"/>sum += cur_num;</text:p>
      <text:p text:style-name="P472"><text:s text:c="16"/>}</text:p>
      <text:p text:style-name="P473"><text:s text:c="16"/>std::string recieve_message = "Ok:" + std::to_string(id) + ":" + std::to_string(sum);</text:p>
      <text:p text:style-name="P474"><text:s text:c="16"/>send_message(parent_socket, recieve_message);</text:p>
      <text:p text:style-name="P475"><text:s text:c="16"/></text:p>
      <text:p text:style-name="P476"><text:s text:c="12"/>} else if (exec_id &lt; id) {</text:p>
      <text:p text:style-name="P477"><text:s text:c="16"/>if (left_pid == 0) {</text:p>
      <text:p text:style-name="P478"><text:s text:c="20"/>std::string recieve_message = "Error:" + std::to_string(exec_id) + ": Not found";</text:p>
      <text:p text:style-name="P479"><text:s text:c="20"/>send_message(parent_socket, recieve_message);</text:p>
      <text:p text:style-name="P480"><text:s text:c="16"/>} else {</text:p>
      <text:p text:style-name="P481"><text:s text:c="20"/>send_message(left_socket, request_string);</text:p>
      <text:p text:style-name="P482"><text:s text:c="20"/>send_message(parent_socket, recieve_message(left_socket));</text:p>
      <text:p text:style-name="P483"><text:s text:c="16"/>}</text:p>
      <text:p text:style-name="P484"><text:s text:c="12"/>} else {</text:p>
      <text:p text:style-name="P485"><text:s text:c="16"/>if (right_pid == 0) {</text:p>
      <text:p text:style-name="P486"><text:s text:c="20"/>std::string recieve_message = "Error:" + std::to_string(exec_id) + ": Not found";</text:p>
      <text:p text:style-name="P487"><text:s text:c="20"/>send_message(parent_socket, recieve_message);</text:p>
      <text:p text:style-name="P488"><text:s text:c="16"/>} else {</text:p>
      <text:p text:style-name="P489"><text:s text:c="20"/>send_message(right_socket, request_string);</text:p>
      <text:p text:style-name="P490"><text:s text:c="20"/>send_message(parent_socket, recieve_message(right_socket));</text:p>
      <text:p text:style-name="P491"><text:s text:c="16"/>}</text:p>
      <text:p text:style-name="P492"><text:s text:c="12"/>}</text:p>
      <text:p text:style-name="P493"/>
      <text:p text:style-name="P494"><text:s text:c="8"/>} else if (command == "ping") {</text:p>
      <text:p text:style-name="P495"><text:s text:c="12"/>std::ostringstream res;</text:p>
      <text:p text:style-name="P496"><text:s text:c="12"/>std::string left_res;</text:p>
      <text:p text:style-name="P497"><text:s text:c="12"/>std::string right_res;</text:p>
      <text:p text:style-name="P498"><text:s text:c="12"/>if (left_pid != 0) {</text:p>
      <text:p text:style-name="P499"><text:s text:c="16"/>send_message(left_socket, "ping");</text:p>
      <text:p text:style-name="P500"><text:s text:c="16"/>left_res = recieve_message(left_socket);</text:p>
      <text:p text:style-name="P501"><text:s text:c="12"/>}</text:p>
      <text:p text:style-name="P502"><text:s text:c="12"/>if (right_pid != 0) {</text:p>
      <text:p text:style-name="P503"><text:s text:c="16"/>send_message(right_socket, "ping");</text:p>
      <text:p text:style-name="P504"><text:s text:c="16"/>right_res = recieve_message(right_socket);</text:p>
      <text:p text:style-name="СтандартныйHTML"><text:span text:style-name="T505"><text:s text:c="12"/></text:span><text:span text:style-name="T506">}</text:span></text:p>
      <text:p text:style-name="P507"><text:s text:c="12"/>if (!left_res.empty() &amp;&amp; left_res.substr(std::min&lt;int&gt;(left_res.size(),5)) != "Error") {</text:p>
      <text:p text:style-name="P508"><text:s text:c="16"/>res &lt;&lt; left_res;</text:p>
      <text:p text:style-name="P509"><text:s text:c="12"/>}</text:p>
      <text:p text:style-name="P510"/>
      <text:p text:style-name="P511"/>
      <text:p text:style-name="P512"><text:s text:c="12"/>if (!right_res.empty() &amp;&amp; right_res.substr(std::min&lt;int&gt;(right_res.size(),5)) != "Error") {</text:p>
      <text:p text:style-name="P513"><text:s text:c="16"/>res &lt;&lt; right_res;</text:p>
      <text:p text:style-name="P514"><text:s text:c="12"/>}</text:p>
      <text:p text:style-name="P515"><text:s text:c="12"/>send_message(parent_socket, res.str());</text:p>
      <text:p text:style-name="СтандартныйHTML"><text:span text:style-name="T516"><text:s text:c="8"/>} else if (command == "kill_children") { <text:s/>//<text:s/></text:span><text:span text:style-name="T517">УБИТЬ</text:span><text:span text:style-name="T518"><text:s/></text:span><text:span text:style-name="T519">ВСЕХ</text:span><text:span text:style-name="T520"><text:s/></text:span><text:span text:style-name="T521">ДЕТЕЙ</text:span></text:p>
      <text:p text:style-name="P522"><text:s text:c="12"/>if (left_pid == 0 &amp;&amp; right_pid == 0) {</text:p>
      <text:p text:style-name="P523"><text:s text:c="16"/>send_message(parent_socket, "Ok");</text:p>
      <text:p text:style-name="P524"><text:s text:c="12"/>} else {</text:p>
      <text:p text:style-name="P525"><text:s text:c="16"/>if (left_pid != 0) {</text:p>
      <text:p text:style-name="P526"><text:s text:c="20"/>send_message(left_socket, "kill_children");</text:p>
      <text:p text:style-name="P527"><text:s text:c="20"/>recieve_message(left_socket);</text:p>
      <text:p text:style-name="P528"><text:s text:c="20"/>kill(left_pid,SIGTERM);</text:p>
      <text:p text:style-name="P529"><text:s text:c="20"/>kill(left_pid,SIGKILL);</text:p>
      <text:p text:style-name="P530"><text:s text:c="16"/>}</text:p>
      <text:p text:style-name="P531"><text:s text:c="16"/>if (right_pid != 0) {</text:p>
      <text:p text:style-name="P532"><text:s text:c="20"/>send_message(right_socket, "kill_children");</text:p>
      <text:p text:style-name="P533"><text:s text:c="20"/>recieve_message(right_socket);</text:p>
      <text:p text:style-name="P534"><text:s text:c="20"/>kill(right_pid,SIGTERM);</text:p>
      <text:p text:style-name="P535"><text:s text:c="20"/>kill(right_pid,SIGKILL);</text:p>
      <text:p text:style-name="P536"><text:s text:c="16"/>}</text:p>
      <text:p text:style-name="P537"><text:s text:c="16"/>send_message(parent_socket, "Ok");</text:p>
      <text:p text:style-name="P538"/>
      <text:p text:style-name="P539"><text:s text:c="12"/>}</text:p>
      <text:p text:style-name="P540"><text:s text:c="8"/>}</text:p>
      <text:p text:style-name="P541"><text:s text:c="8"/>if (parent_port == 0) {</text:p>
      <text:p text:style-name="P542"><text:s text:c="12"/>break;</text:p>
      <text:p text:style-name="P543"><text:s text:c="8"/>}</text:p>
      <text:p text:style-name="P544"><text:s text:c="4"/>}</text:p>
      <text:p text:style-name="P545"/>
      <text:p text:style-name="P546">}</text:p>
      <text:p text:style-name="P547">//server_functions.h</text:p>
      <text:p text:style-name="P548">#pragma once</text:p>
      <text:p text:style-name="P549">#include &lt;string&gt;</text:p>
      <text:p text:style-name="P550">#include &lt;unistd.h&gt;</text:p>
      <text:p text:style-name="P551">#include "zmq.hpp"</text:p>
      <text:p text:style-name="P552"/>
      <text:p text:style-name="P553">bool send_message(zmq::socket_t&amp; socket, const std::string&amp; message_string);</text:p>
      <text:p text:style-name="P554"/>
      <text:p text:style-name="P555">std::string recieve_message(zmq::socket_t&amp; socket);</text:p>
      <text:p text:style-name="P556"/>
      <text:p text:style-name="P557">std::string get_port_name(int port);</text:p>
      <text:p text:style-name="P558"/>
      <text:p text:style-name="P559">int bind_socket(zmq::socket_t&amp; socket);</text:p>
      <text:p text:style-name="P560"/>
      <text:p text:style-name="P561">void create_node(int id, int port);</text:p>
      <text:p text:style-name="P562">//server_functions.cpp</text:p>
      <text:p text:style-name="P563">#include "server_functions.h"</text:p>
      <text:p text:style-name="P564"/>
      <text:p text:style-name="P565">bool send_message(zmq::socket_t&amp; socket, const std::string&amp; message_string) {</text:p>
      <text:p text:style-name="P566"><text:s text:c="4"/>zmq::message_t message(message_string.size());</text:p>
      <text:p text:style-name="P567"><text:s text:c="4"/>memcpy(message.data(), message_string.c_str(), message_string.size());</text:p>
      <text:p text:style-name="P568"><text:s text:c="4"/>return socket.send(message);</text:p>
      <text:p text:style-name="P569">}</text:p>
      <text:p text:style-name="P570"/>
      <text:p text:style-name="P571">std::string recieve_message(zmq::socket_t&amp; socket) {</text:p>
      <text:p text:style-name="P572"><text:s text:c="4"/>zmq::message_t message;</text:p>
      <text:p text:style-name="P573"><text:s text:c="4"/>bool ok;</text:p>
      <text:p text:style-name="P574"><text:s text:c="4"/>try {</text:p>
      <text:p text:style-name="P575"><text:s text:c="8"/>ok = socket.recv(&amp;message);</text:p>
      <text:p text:style-name="P576"><text:s text:c="4"/>} catch (...) {</text:p>
      <text:p text:style-name="P577"><text:s text:c="8"/>ok = false;</text:p>
      <text:p text:style-name="P578"><text:s text:c="4"/>}</text:p>
      <text:p text:style-name="P579"><text:s text:c="4"/>std::string recieved_message(static_cast&lt;char*&gt;(message.data()), message.size());</text:p>
      <text:p text:style-name="P580"><text:s text:c="4"/>if (recieved_message.empty() || !ok) {</text:p>
      <text:p text:style-name="P581"><text:s text:c="8"/>return "Error: Node is not available";</text:p>
      <text:p text:style-name="P582"><text:s text:c="4"/>}</text:p>
      <text:p text:style-name="P583"><text:s text:c="4"/>return recieved_message;</text:p>
      <text:p text:style-name="P584">}</text:p>
      <text:p text:style-name="P585"/>
      <text:p text:style-name="P586">std::string get_port_name(int port) {</text:p>
      <text:p text:style-name="P587"><text:s text:c="4"/>return "tcp://127.0.0.1:" + std::to_string(port);</text:p>
      <text:p text:style-name="P588">}</text:p>
      <text:p text:style-name="P589">int bind_socket(zmq::socket_t&amp; socket) {</text:p>
      <text:p text:style-name="P590"><text:s text:c="4"/>int port = 30000;</text:p>
      <text:p text:style-name="P591"><text:s text:c="4"/>while (true) {</text:p>
      <text:p text:style-name="P592"><text:s text:c="8"/>try {</text:p>
      <text:p text:style-name="P593"><text:s text:c="12"/>socket.bind(get_port_name(port));</text:p>
      <text:p text:style-name="P594"><text:s text:c="12"/>break;</text:p>
      <text:p text:style-name="P595"><text:s text:c="8"/>} catch(...) {</text:p>
      <text:p text:style-name="P596"><text:s text:c="12"/>port++;</text:p>
      <text:p text:style-name="P597"><text:s text:c="8"/>}</text:p>
      <text:p text:style-name="P598"><text:s text:c="4"/>}</text:p>
      <text:p text:style-name="P599"><text:s text:c="4"/>return port;</text:p>
      <text:p text:style-name="P600">}</text:p>
      <text:p text:style-name="P601"/>
      <text:p text:style-name="P602">void create_node(int id, int port) {</text:p>
      <text:p text:style-name="P603"><text:s text:c="4"/>char* arg1 = strdup((std::to_string(id)).c_str());</text:p>
      <text:p text:style-name="P604"><text:s text:c="4"/>char* arg2 = strdup((std::to_string(port)).c_str());</text:p>
      <text:p text:style-name="P605"><text:s text:c="4"/>char* args[] = {"./child_node", arg1, arg2, NULL};</text:p>
      <text:p text:style-name="СтандартныйHTML"><text:span text:style-name="T606"><text:s text:c="4"/></text:span><text:span text:style-name="T607">execv("./child_node", args);</text:span></text:p>
      <text:p text:style-name="P608">}</text:p>
      <text:p text:style-name="P609"/>
      <text:h text:style-name="P610" text:outline-level="1"><text:bookmark-start text:name="__RefHeading___Toc1665_3709866927"/><text:bookmark-start text:name="_Toc50325100"/><text:span text:style-name="Заголовок1Знак0">Результат работы</text:span><text:bookmark-end text:name="__RefHeading___Toc1665_3709866927"/><text:bookmark-end text:name="_Toc50325100"/></text:h>
      <text:p text:style-name="P611">artoy@artoy:~/Desktop/Labs/3sem/OS/lab4$<text:s/>./terminal</text:p>
      <text:p text:style-name="P612">create 8</text:p>
      <text:p text:style-name="P613">Ok:4713</text:p>
      <text:p text:style-name="P614">create 4</text:p>
      <text:p text:style-name="P615">Ok:4718</text:p>
      <text:p text:style-name="P616">create 0</text:p>
      <text:p text:style-name="P617">Ok:4723</text:p>
      <text:p text:style-name="P618">ping 13</text:p>
      <text:p text:style-name="P619">Error: Not found</text:p>
      <text:p text:style-name="P620">ping 4</text:p>
      <text:p text:style-name="P621">Ok:0</text:p>
      <text:p text:style-name="P622">exec 4 2 7 2 6 5</text:p>
      <text:p text:style-name="P623">Ok:4:9</text:p>
      <text:p text:style-name="P624">remove 11</text:p>
      <text:p text:style-name="P625">Error: Not found</text:p>
      <text:p text:style-name="P626">remove 8</text:p>
      <text:p text:style-name="P627">Ok</text:p>
      <text:p text:style-name="P628">ping 8</text:p>
      <text:p text:style-name="P629">Error: Not found</text:p>
      <text:p text:style-name="P630">exec 1 5 1 1 1 1 1</text:p>
      <text:p text:style-name="P631">Error:1: Not found</text:p>
      <text:h text:style-name="P632" text:outline-level="1"><text:bookmark-start text:name="__RefHeading___Toc1667_3709866927"/><text:bookmark-start text:name="_Toc50325101"/><text:span text:style-name="Заголовок1Знак0">Вывод</text:span><text:bookmark-end text:name="__RefHeading___Toc1667_3709866927"/><text:bookmark-end text:name="_Toc50325101"/></text:h>
      <text:p text:style-name="P633"><text:bookmark-start text:name="__RefHeading___Toc3862_3843017598"/><text:span text:style-name="T634">В ходе данной работы я<text:s/></text:span><text:span text:style-name="T635">познакомился с библиотекой</text:span><text:span text:style-name="T636"><text:s/>zmq. <text:s/>Данная библиотека позволяет организова</text:span><text:span text:style-name="T637">ть асинхронный обмен сообщений. Отмечу, что асинхронная обработка хорошо реализуется благодаря следующим свойствам библиотеки zmq: простоте использования, масштабируемости (например равномерное распределение нагрузки по сети) и главному - производительности.<text:s/></text:span><text:span text:style-name="T638">Выполнять эту лабораторную было сложно, но<text:s/></text:span><text:span text:style-name="T639">я получил опыт работы с многопр</text:span><text:span text:style-name="T640">оцессорными программами.</text:span><text:bookmark-end text:name="__RefHeading___Toc3862_384301759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Заголовок10" style:display-name="Заголовок1" style:family="paragraph" style:parent-style-name="Заголовок1" style:default-outline-level="1">
      <style:paragraph-properties fo:margin-top="0.25in" fo:margin-bottom="0.1666in" fo:line-height="150%"/>
      <style:text-properties fo:font-weight="bold" style:font-weight-asian="bold" fo:text-transform="uppercase" fo:letter-spacing="0.0138in" fo:font-size="16pt" style:font-size-asian="16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StandardЗнак" style:display-name="Standard Знак" style:family="text" style:parent-style-name="Основнойшрифтабзаца"/>
    <style:style style:name="HeadingЗнак" style:display-name="Heading Знак" style:family="text" style:parent-style-name="StandardЗнак">
      <style:text-properties style:font-name="Liberation Sans" fo:font-size="14pt" style:font-size-asian="14pt" style:font-size-complex="14pt"/>
    </style:style>
    <style:style style:name="Заголовок1Знак" style:display-name="Заголовок 1 Знак" style:family="text" style:parent-style-name="HeadingЗнак">
      <style:text-properties style:font-name="Times New Roman" style:font-name-asian="Times New Roman" style:font-name-complex="Times New Roman" fo:font-size="18pt" style:font-size-asian="18pt" style:font-size-complex="18pt"/>
    </style:style>
    <style:style style:name="Заголовок1Знак0" style:display-name="Заголовок1 Знак" style:family="text" style:parent-style-name="Заголовок1Знак">
      <style:text-properties style:font-name="Times New Roman" style:font-name-asian="Times New Roman" style:font-name-complex="Times New Roman" fo:font-weight="bold" style:font-weight-asian="bold" fo:text-transform="uppercase" fo:letter-spacing="0.0138in" fo:font-size="16pt" style:font-size-asian="16pt" style:font-size-complex="18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text-align="start" style:vertical-align="auto" fo:margin-bottom="0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51in" text:min-label-width="0.25in" text:list-level-position-and-space-mode="label-alignment">
          <style:list-level-label-alignment text:label-followed-by="listtab" fo:margin-left="0.6451in" fo:text-indent="-0.25in"/>
        </style:list-level-properties>
      </text:list-level-style-number>
      <text:list-level-style-number text:level="2" style:num-suffix="." style:num-format="1">
        <style:list-level-properties text:space-before="0.6451in" text:min-label-width="0.25in" text:list-level-position-and-space-mode="label-alignment">
          <style:list-level-label-alignment text:label-followed-by="listtab" fo:margin-left="0.8951in" fo:text-indent="-0.25in"/>
        </style:list-level-properties>
      </text:list-level-style-number>
      <text:list-level-style-number text:level="3" style:num-suffix="." style:num-format="1">
        <style:list-level-properties text:space-before="0.8951in" text:min-label-width="0.25in" text:list-level-position-and-space-mode="label-alignment">
          <style:list-level-label-alignment text:label-followed-by="listtab" fo:margin-left="1.1451in" fo:text-indent="-0.25in"/>
        </style:list-level-properties>
      </text:list-level-style-number>
      <text:list-level-style-number text:level="4" style:num-suffix="." style:num-format="1">
        <style:list-level-properties text:space-before="1.1451in" text:min-label-width="0.25in" text:list-level-position-and-space-mode="label-alignment">
          <style:list-level-label-alignment text:label-followed-by="listtab" fo:margin-left="1.3951in" fo:text-indent="-0.25in"/>
        </style:list-level-properties>
      </text:list-level-style-number>
      <text:list-level-style-number text:level="5" style:num-suffix="." style:num-format="1">
        <style:list-level-properties text:space-before="1.3951in" text:min-label-width="0.25in" text:list-level-position-and-space-mode="label-alignment">
          <style:list-level-label-alignment text:label-followed-by="listtab" fo:margin-left="1.6451in" fo:text-indent="-0.25in"/>
        </style:list-level-properties>
      </text:list-level-style-number>
      <text:list-level-style-number text:level="6" style:num-suffix="." style:num-format="1">
        <style:list-level-properties text:space-before="1.6451in" text:min-label-width="0.25in" text:list-level-position-and-space-mode="label-alignment">
          <style:list-level-label-alignment text:label-followed-by="listtab" fo:margin-left="1.8951in" fo:text-indent="-0.25in"/>
        </style:list-level-properties>
      </text:list-level-style-number>
      <text:list-level-style-number text:level="7" style:num-suffix="." style:num-format="1">
        <style:list-level-properties text:space-before="1.8951in" text:min-label-width="0.25in" text:list-level-position-and-space-mode="label-alignment">
          <style:list-level-label-alignment text:label-followed-by="listtab" fo:margin-left="2.1451in" fo:text-indent="-0.25in"/>
        </style:list-level-properties>
      </text:list-level-style-number>
      <text:list-level-style-number text:level="8" style:num-suffix="." style:num-format="1">
        <style:list-level-properties text:space-before="2.1451in" text:min-label-width="0.25in" text:list-level-position-and-space-mode="label-alignment">
          <style:list-level-label-alignment text:label-followed-by="listtab" fo:margin-left="2.3951in" fo:text-indent="-0.25in"/>
        </style:list-level-properties>
      </text:list-level-style-number>
      <text:list-level-style-number text:level="9" style:num-suffix="." style:num-format="1">
        <style:list-level-properties text:space-before="2.3951in" text:min-label-width="0.25in" text:list-level-position-and-space-mode="label-alignment">
          <style:list-level-label-alignment text:label-followed-by="listtab" fo:margin-left="2.645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Нижнийколонтитул"><text:tab/><text:page-number text:fixed="false">12</text:page-number></text:p>
      </style:footer>
    </style:master-page>
    <style:master-page style:next-style-name="MP0" style:name="MPF0" style:page-layout-name="PL0">
      <style:footer>
        <text:p text:style-name="P2">Москва, 2020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зер</meta:initial-creator>
    <dc:creator>RePack by Diakov</dc:creator>
    <meta:creation-date>2020-09-06T20:10:00Z</meta:creation-date>
    <dc:date>2020-09-06T20:10:00Z</dc:date>
    <meta:template xlink:href="Normal.dotm" xlink:type="simple"/>
    <meta:editing-cycles>2</meta:editing-cycles>
    <meta:editing-duration>PT60S</meta:editing-duration>
    <meta:document-statistic meta:page-count="12" meta:paragraph-count="42" meta:word-count="3160" meta:character-count="21136" meta:row-count="150" meta:non-whitespace-character-count="18018"/>
  </office:meta>
</office:document-meta>
</file>